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Text_20_body">
      <style:text-properties fo:language="pl" fo:country="PL"/>
    </style:style>
    <style:style style:name="P6" style:family="paragraph" style:parent-style-name="Text_20_body">
      <style:paragraph-properties fo:text-align="start" style:justify-single-word="false"/>
      <style:text-properties fo:language="pl" fo:country="PL"/>
    </style:style>
    <style:style style:name="P7" style:family="paragraph" style:parent-style-name="Text_20_body">
      <style:text-properties style:font-name="Calibri1"/>
    </style:style>
    <style:style style:name="P8" style:family="paragraph" style:parent-style-name="Text_20_body">
      <style:text-properties style:font-name="Calibri1" fo:language="pl" fo:country="PL"/>
    </style:style>
    <style:style style:name="P9" style:family="paragraph" style:parent-style-name="Text_20_body">
      <style:paragraph-properties fo:text-align="center" style:justify-single-word="false"/>
      <style:text-properties style:font-name="Calibri1" fo:language="pl" fo:country="PL"/>
    </style:style>
    <style:style style:name="P10" style:family="paragraph" style:parent-style-name="Text_20_body">
      <style:paragraph-properties fo:text-align="start" style:justify-single-word="false"/>
      <style:text-properties style:font-name="Calibri1" fo:language="pl" fo:country="PL"/>
    </style:style>
    <style:style style:name="P11" style:family="paragraph" style:parent-style-name="Text_20_body">
      <style:text-properties style:font-name="Calibri" fo:language="pl" fo:country="PL"/>
    </style:style>
    <style:style style:name="P12" style:family="paragraph" style:parent-style-name="Text_20_body">
      <style:paragraph-properties fo:text-align="center" style:justify-single-word="false"/>
      <style:text-properties style:font-name="Calibri" fo:language="pl" fo:country="PL"/>
    </style:style>
    <style:style style:name="P13" style:family="paragraph" style:parent-style-name="Text_20_body">
      <style:paragraph-properties fo:text-align="center" style:justify-single-word="false"/>
      <style:text-properties style:font-name="Calibri2" fo:language="pl" fo:country="PL"/>
    </style:style>
    <style:style style:name="P14" style:family="paragraph" style:parent-style-name="Dialog">
      <style:text-properties style:font-name="Calibri1"/>
    </style:style>
    <style:style style:name="P15" style:family="paragraph" style:parent-style-name="Dialog">
      <style:text-properties style:font-name="Calibri1" fo:language="pl" fo:country="PL"/>
    </style:style>
    <style:style style:name="P16" style:family="paragraph" style:parent-style-name="Dialog">
      <style:paragraph-properties fo:text-align="center" style:justify-single-word="false"/>
      <style:text-properties style:font-name="Calibri1" fo:language="pl" fo:country="PL"/>
    </style:style>
    <style:style style:name="P17" style:family="paragraph" style:parent-style-name="Dialog">
      <style:text-properties fo:language="pl" fo:country="PL"/>
    </style:style>
    <style:style style:name="P18" style:family="paragraph" style:parent-style-name="Dialog">
      <style:text-properties style:font-name="Calibri" fo:language="pl" fo:country="PL"/>
    </style:style>
    <style:style style:name="P19" style:family="paragraph" style:parent-style-name="Dialog">
      <style:text-properties style:font-name="Calibri2" fo:language="pl" fo:country="PL"/>
    </style:style>
    <style:style style:name="P20" style:family="paragraph" style:parent-style-name="Text_20_body">
      <style:paragraph-properties fo:background-color="transparent">
        <style:background-image/>
      </style:paragraph-properties>
      <style:text-properties fo:language="pl" fo:country="PL"/>
    </style:style>
    <style:style style:name="P21" style:family="paragraph" style:parent-style-name="Endnote">
      <style:text-properties fo:language="pl" fo:country="PL"/>
    </style:style>
    <style:style style:name="P22" style:family="paragraph" style:parent-style-name="Dialog">
      <style:text-properties style:font-name="Calibri1"/>
    </style:style>
    <style:style style:name="P23" style:family="paragraph" style:parent-style-name="Dialog">
      <style:text-properties style:font-name="Calibri2" fo:language="pl" fo:country="PL"/>
    </style:style>
    <style:style style:name="P24" style:family="paragraph" style:parent-style-name="Heading_20_3">
      <style:text-properties fo:language="pl" fo:country="PL"/>
    </style:style>
    <style:style style:name="P25" style:family="paragraph" style:parent-style-name="Endnote">
      <style:text-properties fo:language="pl" fo:country="PL"/>
    </style:style>
    <style:style style:name="P26" style:family="paragraph" style:parent-style-name="Standard">
      <style:text-properties fo:language="pl" fo:country="PL"/>
    </style:style>
    <style:style style:name="P27" style:family="paragraph" style:parent-style-name="Standard">
      <style:text-properties style:font-name="Calibri1" fo:language="pl" fo:country="PL"/>
    </style:style>
    <style:style style:name="P28" style:family="paragraph" style:parent-style-name="Standard">
      <style:paragraph-properties fo:text-align="start" style:justify-single-word="false"/>
      <style:text-properties style:font-name="Calibri1" fo:language="pl" fo:country="PL"/>
    </style:style>
    <style:style style:name="P29" style:family="paragraph" style:parent-style-name="Heading_20_2">
      <style:text-properties fo:language="pl" fo:country="PL"/>
    </style:style>
    <style:style style:name="P30" style:family="paragraph" style:parent-style-name="Heading_20_2">
      <style:paragraph-properties fo:break-before="page"/>
      <style:text-properties fo:language="pl" fo:country="PL"/>
    </style:style>
    <style:style style:name="P31" style:family="paragraph" style:parent-style-name="Heading_20_2" style:list-style-name="WWNum4">
      <style:paragraph-properties fo:break-before="page"/>
      <style:text-properties fo:language="pl" fo:country="PL"/>
    </style:style>
    <style:style style:name="P32" style:family="paragraph" style:parent-style-name="Heading" style:master-page-name="Standard">
      <style:paragraph-properties style:page-number="auto"/>
      <style:text-properties fo:language="pl" fo:country="PL"/>
    </style:style>
    <style:style style:name="P33" style:family="paragraph" style:parent-style-name="List_20_Paragraph" style:list-style-name="WWNum1">
      <style:text-properties fo:language="pl" fo:country="PL"/>
    </style:style>
    <style:style style:name="P34" style:family="paragraph" style:parent-style-name="List_20_Paragraph" style:list-style-name="WWNum2">
      <style:text-properties fo:language="pl" fo:country="PL"/>
    </style:style>
    <style:style style:name="P35" style:family="paragraph" style:parent-style-name="Text_20_body">
      <style:text-properties style:font-name="Calibri1"/>
    </style:style>
    <style:style style:name="P36" style:family="paragraph" style:parent-style-name="Text_20_body">
      <style:text-properties style:font-name="Calibri1" fo:language="pl" fo:country="PL"/>
    </style:style>
    <style:style style:name="P37" style:family="paragraph" style:parent-style-name="Text_20_body">
      <style:paragraph-properties fo:text-align="center" style:justify-single-word="false"/>
      <style:text-properties style:font-name="Calibri2" fo:language="pl" fo:country="PL"/>
    </style:style>
    <style:style style:name="P3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language="pl" fo:country="PL"/>
    </style:style>
    <style:style style:name="T6" style:family="text">
      <style:text-properties style:font-name="Calibri"/>
    </style:style>
    <style:style style:name="T7" style:family="text">
      <style:text-properties fo:background-color="#ffff00"/>
    </style:style>
    <style:style style:name="T8" style:family="text">
      <style:text-properties fo:background-color="transparent"/>
    </style:style>
    <style:style style:name="T9" style:family="text">
      <style:text-properties style:font-name="Calibri2"/>
    </style:style>
    <style:style style:name="T10" style:family="text">
      <style:text-properties style:font-name="Calibri2" fo:background-color="transparent"/>
    </style:style>
    <style:style style:name="T11" style:family="text">
      <style:text-properties fo:font-weight="bold" style:font-weight-asian="bold"/>
    </style:style>
    <style:style style:name="T12" style:family="text">
      <style:text-properties style:font-name="Calibri1"/>
    </style:style>
    <style:style style:name="T13" style:family="text">
      <style:text-properties style:font-name="Calibri1" fo:font-style="italic" style:font-style-asian="italic"/>
    </style:style>
    <style:style style:name="T14" style:family="text">
      <style:text-properties style:font-name="Calibri1" fo:font-style="italic" style:font-style-asian="italic" style:font-style-complex="italic"/>
    </style:style>
    <style:style style:name="T15" style:family="text">
      <style:text-properties style:font-name="Calibri1" fo:language="pl" fo:country="PL"/>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Orły na Krymie – tom I, „Elekcja Inaczej”</text:p>
      <text:list xml:id="list1678280083473509678" text:style-name="Outline">
        <text:list-item>
          <text:h text:style-name="P29"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1740536" text:continue-numbering="true" text:style-name="Outline">
        <text:list-item>
          <text:h text:style-name="P29" text:outline-level="1">Czego jeszcze potrzebujemy</text:h>
        </text:list-item>
      </text:list>
      <text:list xml:id="list8232550078933684048" text:style-name="WWNum1">
        <text:list-item>
          <text:p text:style-name="P33"><text:s/>przeczytać początek wątku „Elekcja 1673 inaczej”</text:p>
        </text:list-item>
        <text:list-item>
          <text:p text:style-name="P33">Dowiedzieć się więcej o organizacji wojsk Rzeczypospolitej w 2-giej poł. XVII wieku</text:p>
          <text:list>
            <text:list-item>
              <text:p text:style-name="P33">Źródłem może być gra wojenna „Ogniem i Mieczem”</text:p>
            </text:list-item>
          </text:list>
        </text:list-item>
        <text:list-item>
          <text:p text:style-name="P33">Dowiedzieć się więcej o wojnie Polsko-Tureckiej od 1672 roku</text:p>
        </text:list-item>
        <text:list-item>
          <text:p text:style-name="P33">Dowiedzieć się więcej o zwyczajach Rzeczypospolitej Szlacheckiej z 2-giej poł. XVII wieku, źródła:</text:p>
          <text:list>
            <text:list-item>
              <text:p text:style-name="P33">Strona internetowa Kadrinazi</text:p>
            </text:list-item>
            <text:list-item>
              <text:p text:style-name="P33">„Encyklopedia Staropolska” Glogera – może jest na internecie</text:p>
            </text:list-item>
            <text:list-item>
              <text:p text:style-name="P33">„Pamiętniki” Jana Chryzostoma Paska – może jest na internecie – jest w Google Books</text:p>
            </text:list-item>
            <text:list-item>
              <text:p text:style-name="P33">„Listy do Marysieńki” Króla Jana III Sobieskiego – może są na internecie</text:p>
            </text:list-item>
          </text:list>
        </text:list-item>
        <text:list-item>
          <text:p text:style-name="P33">Ewentualnie porozumieć się z głównymi uczestnikami wątku</text:p>
        </text:list-item>
      </text:list>
      <text:list xml:id="list41727186" text:continue-list="list41740536" text:style-name="Outline">
        <text:list-item>
          <text:h text:style-name="P29" text:outline-level="1">Postaci</text:h>
          <text:list>
            <text:list-item>
              <text:list>
                <text:list-item>
                  <text:h text:style-name="P24"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1730457" text:continue-numbering="true" text:style-name="Outline">
        <text:list-item>
          <text:list>
            <text:list-item>
              <text:list>
                <text:list-item>
                  <text:h text:style-name="P24"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1743060" text:continue-numbering="true" text:style-name="Outline">
        <text:list-item>
          <text:list>
            <text:list-item>
              <text:list>
                <text:list-item>
                  <text:h text:style-name="P24" text:outline-level="3">Charakterystyka postaci</text:h>
                </text:list-item>
              </text:list>
            </text:list-item>
          </text:list>
        </text:list-item>
      </text:list>
      <text:p text:style-name="P1"><text:span text:style-name="T11">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1">Jakub Ostrowski</text:span> – ojciec Stefana, gospodarzy w Ostrowicach na Mazowszu, których to Ostrowic ma część. Ukrywa haniebną kartę z czasów Potopu, kiedy to jako jeden z pierwszych przeszedł na stronę Karola Gustawa. </text:p>
      <text:p text:style-name="P1"><text:span text:style-name="T11">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41721679" text:continue-numbering="true" text:style-name="Outline">
        <text:list-item>
          <text:h text:style-name="P29"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1731414" text:continue-numbering="true" text:style-name="Outline">
        <text:list-item>
          <text:list>
            <text:list-item>
              <text:list>
                <text:list-item>
                  <text:h text:style-name="P24" text:outline-level="3">Pytania do tego co już napisaliśmy</text:h>
                </text:list-item>
              </text:list>
            </text:list-item>
          </text:list>
        </text:list-item>
      </text:list>
      <text:list xml:id="list904347026004887617" text:style-name="WWNum2">
        <text:list-item>
          <text:p text:style-name="P34">Jakie były działania wojsk polskich prowadzonych przez Hetmana Wlk. na Podolu podczas i tuż po oblężeniu Kamieńca? -&gt; Wyprawa Przeciwko Czambułom</text:p>
        </text:list-item>
        <text:list-item>
          <text:p text:style-name="P34">Kto mógł dowodzić silnym podjazdem, jakie były jego cele i dalsze losy? -&gt; Pośrednio Strażnik Kornny Bidziński, bezpośrednio pan Pruszkowski</text:p>
        </text:list-item>
        <text:list-item>
          <text:p text:style-name="P34">Jak wyglądały działania wojenne podczas elekcji? -&gt; rozejm Buczacki, konfederacja Gołąbska</text:p>
        </text:list-item>
        <text:list-item>
          <text:p text:style-name="P34">Jak wyglądały działania wojenne po elekcji? -&gt; Oblężenie Lwowa i Trembowli (nie jest ważne bo już nastąpił POD)</text:p>
        </text:list-item>
      </text:list>
      <text:p text:style-name="P1"/>
      <text:list xml:id="list41733405" text:continue-list="list41731414" text:style-name="Outline">
        <text:list-item>
          <text:list>
            <text:list-item>
              <text:list>
                <text:list-item>
                  <text:h text:style-name="P24"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8454500566565300447" text:style-name="WWNum4">
        <text:list-item>
          <text:h text:style-name="P31"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7">- Pietrek, myślisz że to...</text:p>
      <text:p text:style-name="P17">- Tatarzy, znaczy, ordyńcy, znaczy, Krymcy!</text:p>
      <text:p text:style-name="P5">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6">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7">- Coście za jedni?</text:p>
      <text:p text:style-name="P17">- My tutejse, z Majdana<text:span text:style-name="T1">.</text:span></text:p>
      <text:p text:style-name="P17"><text:soft-page-break/>- co tu robicie?</text:p>
      <text:p text:style-name="P17">- Tatary nas ciongły, a potem tu ostawiły...</text:p>
      <text:p text:style-name="P17">- a gdzie wasi rodzice?</text:p>
      <text:p text:style-name="P17">- Une ich ubiły, zanim nas ciongły...</text:p>
      <text:p text:style-name="P17">- a Tatary gdzie? Wiele ich?</text:p>
      <text:p text:style-name="P17">- ja nie wiem Panie, jak nas ostawiły to skoro uciekały, nie bijcie!</text:p>
      <text:p text:style-name="P17">- Nie bójcie się, już nikt nie będzie was bił. Idźcie do gościńca i potem do Krasnobrodu, na lewo. Tam już tylko nasze wojska i pan hetman, nie ma już Tatarów.</text:p>
      <text:p text:style-name="P17"/>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7">- Patrzcie to ten wielki wojownik, co z chłopami walczy, a przed nami ucieka!</text:p>
      <text:p text:style-name="P17">- W łeb go od razu!</text:p>
      <text:p text:style-name="P17">- Nie, pobawmy się z nim trochę!</text:p>
      <text:p text:style-name="P17">- Stać, trzeba go odesłać na przepytki do jaśnie pana hetmana! Temu pachołkowi wesoło już tam nie będzie!</text:p>
      <text:p text:style-name="P17"/>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7">- witamy waszmościów pancernych, widno na poważną potrzebę się zanosi, gdy razem podążamy!</text:p>
      <text:p text:style-name="P17">- witamy, słyszę że panowie Wołosza dobrze już mową polską władacie?</text:p>
      <text:p text:style-name="P17">- bo przecie u nas prawie wszyscy Polacy, a nawet szlachta. Król zaciągi wydając kazał nie ufać cudzoziemcom, tak i u nas kilku tylko prawdziwych Wołoch. Jam zaś urodzony Stefan Ostrowski z Mazowsza, i mój poczet krewniaków.</text:p>
      <text:p text:style-name="P17">- Przebóg, toć i ja z Mazowsza, Stanisław Starczyński, a to moi pocztowi panowie Piotrowski i Wyczyński. Skąd Waszmość pochodzisz?</text:p>
      <text:p text:style-name="P17">- Z Ostrówka, zaścianku pod Konstancinem, gdzie się dobra Gosiewskich senatorstwa zaczynają...</text:p>
      <text:p text:style-name="P17">-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7">- Tatarów usiec musimy, co ciężką są dla ludu naszej ziemi plagą... Potem zasię może co i na Turkach zdobędziemy?</text:p>
      <text:p text:style-name="P17">Starczyński, młodzian słusznej postury w bardzo porządnej kolczudze, skrzywił się na wzmiankę o ludzie. </text:p>
      <text:p text:style-name="P17">- Słyszę iż Waść wiernym jegomości hetman jesteś sekundantem, tak się nad ludem litując. To i pan hetman ludowi w głowach przewraca, do wojaczki a nie do pługa go nawołując.</text:p>
      <text:p text:style-name="P17">-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90</dc:date><text:p text:style-name="P38"><text:span text:style-name="T18">Sprawdź czy znajdzie się lepsze sformułowanie</text:span></text:p></office:annotation><text:span text:style-name="T7">się godzi</text:span><office:annotation-end office:name="__Annotation__2309_2028586140"/><text:span text:style-name="T7">.</text:span></text:p>
      <text:p text:style-name="P17">-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7">- Ale teraz pono Moskwa nasz aliant przeciw Turczynowi. Jak Waszmość to widzisz, ruszą nam z pomocą?</text:p>
      <text:p text:style-name="P17">-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7">- Cóż to mości strażniku, nowych ludzi na czele chorągwi mi puszczacie?</text:p>
      <text:p text:style-name="P17">- Wasza wielmożność, to pan Ostrowski zastąpił wczoraj pana Pruszkowskiego, gdy ten ubit...</text:p>
      <text:p text:style-name="P17">-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6">ym tylko ogr</text:span><text:span text:style-name="T3">ó</text:span><text:span text:style-name="T6">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6">niowieckiego</text:span>, i nie wierzył własnym oczom. Pan hetman polny koronny, przebywający u boku króla we Lwowie, donosił o pomyśle ugody tegoż z Sapiehami, kt<text:span text:style-name="T3">ó</text:span><text:span text:style-name="T6">rzy od lat polityk</text:span><text:span text:style-name="T3">ę</text:span><text:span text:style-name="T6"> w</text:span><text:span text:style-name="T3">ł</text:span><text:span text:style-name="T6">asn</text:span><text:span text:style-name="T3">ą</text:span><text:span text:style-name="T6"> w Wielkim Ksi</text:span><text:span text:style-name="T3">ę</text:span><text:span text:style-name="T6">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6">ci o tym zwycięstwie świetnym Sobieskiego dotar</text:span><text:span text:style-name="T3">ł</text:span><text:span text:style-name="T6">y r</text:span><text:span text:style-name="T3">ó</text:span><text:span text:style-name="T6">wnie</text:span><text:span text:style-name="T3">ż</text:span> do sułtana tureckiego i przerazi<text:span text:style-name="T3">ł</text:span><text:span text:style-name="T6">y go. J</text:span>eszcze wi<text:span text:style-name="T3">ę</text:span><text:span text:style-name="T6">ksze na su</text:span><text:span text:style-name="T3">ł</text:span><text:span text:style-name="T6">tanie wra</text:span><text:span text:style-name="T3">ż</text:span><text:span text:style-name="T6">enie zrobi</text:span><text:span text:style-name="T3">ł</text:span><text:span text:style-name="T6">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6">oski </text:span>o marszu pana hetmana Sobieskiego <text:soft-page-break/>powodowa<text:span text:style-name="T3">ł</text:span><text:span text:style-name="T6">y panik</text:span><text:span text:style-name="T3">ę</text:span><text:span text:style-name="T6"> w</text:span><text:span text:style-name="T3">ś</text:span><text:span text:style-name="T6">r</text:span><text:span text:style-name="T3">ó</text:span><text:span text:style-name="T6">d naje</text:span><text:span text:style-name="T3">ź</text:span><text:span text:style-name="T6">d</text:span><text:span text:style-name="T3">ź</text:span><text:span text:style-name="T6">c</text:span><text:span text:style-name="T3">ó</text:span><text:span text:style-name="T6">w dotychczas bezkarnych</text:span>. Pan Sobieski jednak na Turk<text:span text:style-name="T3">ó</text:span><text:span text:style-name="T6">w nie nast</text:span><text:span text:style-name="T3">ę</text:span><text:span text:style-name="T6">powa</text:span><text:span text:style-name="T3">ł</text:span><text:span text:style-name="T6"> – jeszcze nie tej jesieni, ko</text:span><text:span text:style-name="T3">ń</text:span><text:span text:style-name="T6">cz</text:span><text:span text:style-name="T3">ą</text:span><text:span text:style-name="T6">cej </text:span><text:span text:style-name="T3">ó</text:span><text:span text:style-name="T6">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1718707" text:continue-list="list41733405" text:style-name="Outline">
        <text:list-item text:start-value="2">
          <text:h text:style-name="P30"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3">ł</text:span><text:span text:style-name="T6">odzian do</text:span><text:span text:style-name="T3">ść</text:span><text:span text:style-name="T6"> pos</text:span><text:span text:style-name="T3">ę</text:span><text:span text:style-name="T6">pny, wysoki i chudy szlachcic o poci</text:span><text:span text:style-name="T3">ą</text:span><text:span text:style-name="T6">g</text:span><text:span text:style-name="T3">ł</text:span><text:span text:style-name="T6">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6">odszy i drobniejszy by</text:span><text:span text:style-name="T3">ł</text:span><text:span text:style-name="T6"> od pana Starczy</text:span><text:span text:style-name="T3">ń</text:span><text:span text:style-name="T6">skiego, zwykle wes</text:span><text:span text:style-name="T3">ół</text:span><text:span text:style-name="T6">, teraz jednak w z</text:span><text:span text:style-name="T3">ł</text:span><text:span text:style-name="T6">ym by</text:span><text:span text:style-name="T3">ł</text:span><text:span text:style-name="T6"> humorze, jak i wi</text:span><text:span text:style-name="T3">ę</text:span><text:span text:style-name="T6">kszo</text:span><text:span text:style-name="T3">ść</text:span><text:span text:style-name="T6"> towarzystwa. </text:span></text:p>
      <text:p text:style-name="P17">- niedobrze, by<text:span text:style-name="T3">ś</text:span><text:span text:style-name="T6">my z naszymi jeszcze potyka</text:span><text:span text:style-name="T3">ć</text:span><text:span text:style-name="T6"> si</text:span><text:span text:style-name="T3">ę</text:span><text:span text:style-name="T6"> musieli. Do</text:span><text:span text:style-name="T3">ść</text:span><text:span text:style-name="T6"> ju</text:span><text:span text:style-name="T3">ż</text:span><text:span text:style-name="T6">e</text:span><text:span text:style-name="T3">ś</text:span><text:span text:style-name="T6">my si</text:span><text:span text:style-name="T3">ę</text:span><text:span text:style-name="T6"> nawojowali – narzeka</text:span><text:span text:style-name="T3">ł</text:span><text:span text:style-name="T6"> pan Starczy</text:span><text:span text:style-name="T3">ń</text:span><text:span text:style-name="T6">ski.</text:span></text:p>
      <text:p text:style-name="P17">- to jakowaś zdrada, miast na wroga ruszyć, to przeciw hetmanowi spiskują, pospolitacy nie wojacy – mówił pan Ostrowski.</text:p>
      <text:p text:style-name="P17">- pono króla jegomości chcieli osłonić, jakoby przed Tatary, a potem rzekli że pan hetman z Turczynem w zmowie, i że absolutum dominium na sposób francuski chce wprowadzić – rozważał pan Wiśniewski.</text:p>
      <text:p text:style-name="P17">- absolutum dominium być nie może, ale tu wojnę trza prowadzić, a nie politykować! – grzmiał pan Ostrowski.</text:p>
      <text:p text:style-name="P17">- trudna ta wojna, bo już przecie nie pierwsza dla tej naszej ojczyzny. Od lat trzydziestu wojujemy bez wytchnienia, szlachta podatki na wojsko płaci, to że i sarkać <text:s/>poczęła, nie dziwota – wtrącił pan Starczyński.</text:p>
      <text:p text:style-name="P17">- jakby szlachta podatki płaciła, tobyśmy wojsko mieli na granicach, a nie Turczyna w kraju – rzekł pan Żwański. </text:p>
      <text:p text:style-name="P17">- nie daj Bóg, aby się z tego nowa wojna domowa zrobiła...</text:p>
      <text:p text:style-name="P17">- ale pana hetmana bronić musim!</text:p>
      <text:p text:style-name="P17">- musi przyjaciele Habsburgów szlachtę podburzyli, bo przecież wiadomo że jaśnie pan hetman Francuzów stronnik.</text:p>
      <text:p text:style-name="P17">- przecz z Rakuszanami, co zamiast z Turczynem, z Francją na wojnę idą! – zakrzyknął pan Mircea, jeden z niewielu prawdziwych Wołochów w chorągwi.</text:p>
      <text:p text:style-name="P17">- niech żyje pan hetman, co sam jeden naszej Rzeczypospolitej broni! – zawołał pan Ostrowski</text:p>
      <text:p text:style-name="P17">-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7">- Zatem widzisz mości hetmanie, nie cała szlachta rozum potraciła, powiadam, nie ca<text:span text:style-name="T3">ł</text:span><text:span text:style-name="T6">a</text:span>. Ci z Rusi, Zamoyszczyzny, Mazowsza do konfederacji królewskiej przystąpić nie chcą. Chorągwie przez konfederatów najęte, tobie, hetmanie, raczej służyć chcą, chor<text:span text:style-name="T3">ą</text:span><text:span text:style-name="T6">gwie, powiadam, </text:span>jak mnie wieści dochodzą. </text:p>
      <text:p text:style-name="P17">- Karać trzeba niesubordynacyję taką trzeba! Miast na wroga ruszyć, to politykować tylko by chcieli.</text:p>
      <text:p text:style-name="P17">- Król jegomość pospolite ruszenie wezwał, na wroga ruszać nie kazał, to i do polityki się jęli, powiadam, pospolitacy. Na króla zaś, mości hetmanie, sierdzić się nie będziesz, powiadam, bo kr<text:span text:style-name="T3">ó</text:span><text:span text:style-name="T6">l rzecz </text:span><text:span text:style-name="T3">ś</text:span><text:span text:style-name="T6">wi</text:span><text:span text:style-name="T3">ę</text:span><text:span text:style-name="T6">ta</text:span>... Cho<text:span text:style-name="T3">ć</text:span><text:span text:style-name="T6"> obron</text:span><text:span text:style-name="T3">ę</text:span><text:span text:style-name="T6"> kraju kr</text:span><text:span text:style-name="T3">ó</text:span><text:span text:style-name="T6">l, powiadam, lepiej opatrzy</text:span><text:span text:style-name="T3">ć</text:span><text:span text:style-name="T6">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oft-page-break/>osobistych oskarżeń i zdecydowano się od stycznia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7">- Ciekawym, jakie wojska na wiosnę wystawi pan hetman. Lepszym nam trzeba zakończyć tę wojnę niż tymże rozejmem.</text:p>
      <text:p text:style-name="P17">- Rzeczpospolita hetmana wesprzeć winna. Dla całego narodu wstyd wielki, traktat taki – dodał pan Ostrowski.</text:p>
      <text:p text:style-name="P17">- Rzeczpospolita wesprze, jeśli król i hetman na Sejmie razem konstytucje ku obronie, ku wzmocnieniu wojska promować będą.</text:p>
      <text:p text:style-name="P17">- Teraz, gdy już się pan hetman z królem jegomością dorozumieli, to i konstytucję razem powezmą? – dopytywał się pan Ostrowski, mało dotychczas na polityce się wyznający.</text:p>
      <text:p text:style-name="P17">-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7">- A przecież król tych pieniędzy w cholewę nie wkłada, jeno że szlachta wolno podatki płaci.</text:p>
      <text:p text:style-name="P17">- Zawsze to już tak w Rzeczypospolitej było, że hetmani wpierw swoje łożyć musieli, aby wojsko na wojnę naszykować.</text:p>
      <text:p text:style-name="P17">- Ale nam teraz już dwie ćwierci skarb zalega. Już towarzysze sarkają.</text:p>
      <text:p text:style-name="P17">- Towarzysze niech nie sarkają, bo to hetmana głowa w tym, aby wojsku żołd wyszykować. Niech tam się pan hetman z królem znosi, nam nic do tego.</text:p>
      <text:p text:style-name="P17"/>
      <text:p text:style-name="P17"/>
      <text:p text:style-name="P17">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6"> Wis</text:span><text:span text:style-name="T3">ł</text:span><text:span text:style-name="T6">y, wolno posuwali si</text:span><text:span text:style-name="T3">ę</text:span><text:span text:style-name="T6"> b</text:span><text:span text:style-name="T3">ł</text:span><text:span text:style-name="T6">otnistymi drogami w</text:span><text:span text:style-name="T3">ś</text:span><text:span text:style-name="T6">r</text:span><text:span text:style-name="T3">ó</text:span><text:span text:style-name="T6">d coraz wi</text:span><text:span text:style-name="T3">ę</text:span><text:span text:style-name="T6">kszej jesiennej pluchy, a</text:span><text:span text:style-name="T3">ż</text:span><text:span text:style-name="T6"> dojechali do Gr</text:span><text:span text:style-name="T3">ó</text:span><text:span text:style-name="T6">jca. Tam przeprawili si</text:span><text:span text:style-name="T3">ę</text:span><text:span text:style-name="T6"> przez Wis</text:span><text:span text:style-name="T3">łę</text:span><text:span text:style-name="T6">, a nast</text:span><text:span text:style-name="T3">ę</text:span><text:span text:style-name="T6">pnie przyjaciele rozstali si</text:span><text:span text:style-name="T3">ę aby udać się każdy w swoje rodzinne strony.</text:span></text:p>
      <text:p text:style-name="P15"/>
      <text:p text:style-name="P16">* <text:s/>* <text:s/>*</text:p>
      <text:p text:style-name="P15"/>
      <text:p text:style-name="P1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text:soft-page-break/>Krzysztofa Paca, kanclerza litewskiego. „Ilustrissime”, pisa<text:span text:style-name="T3">ł</text:span> do hetmana kanclerz, „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8"> magnat</text:span><text:span text:style-name="T4">ó</text:span><text:span text:style-name="T8">w, a jak nie, to go ma</text:span><text:span text:style-name="T4">łż</text:span><text:span text:style-name="T8">onka przekona</text:span>. R<text:span text:style-name="T3">ó</text:span>wnie<text:span text:style-name="T3">ż</text:span> szlachta nie <text:span text:style-name="T8">poprze</text:span> ewentualnych pretensji Sobieskiego – Micha<text:span text:style-name="T3">ł Pac był od czasu konfederacji gołębiewskiej pewien sympatii szlachty dla stronnictwa habsburskiego.</text:span></text:p>
      <text:p text:style-name="P15"/>
      <text:p text:style-name="P16">* <text:s/>* <text:s/>*</text:p>
      <text:p text:style-name="P17"/>
      <text:p text:style-name="P5">Pan Stefan Ostrowski wraz z pocztowym swym, Wi<text:span text:style-name="T3">ś</text:span><text:span text:style-name="T6">niewskim, wjechali w po</text:span><text:span text:style-name="T3">ł</text:span><text:span text:style-name="T6">owie listopada triumfalnie do rodzinnego za</text:span><text:span text:style-name="T3">ś</text:span><text:span text:style-name="T6">cianka. Prowadzili kilka zdobytych na Tatarach konik</text:span><text:span text:style-name="T3">ó</text:span><text:span text:style-name="T6">w, a wszystkie mia</text:span><text:span text:style-name="T3">ł</text:span><text:span text:style-name="T6">y sakwy dobrem wy</text:span><text:span text:style-name="T3">ł</text:span><text:span text:style-name="T6">adowane. Naszym dzielnym wojakom nie tylko uda</text:span><text:span text:style-name="T3">ł</text:span><text:span text:style-name="T6">o si</text:span><text:span text:style-name="T3">ę</text:span><text:span text:style-name="T6"> z namiot</text:span><text:span text:style-name="T3">ó</text:span><text:span text:style-name="T6">w starszyzny tatarskiej co nieco zdoby</text:span><text:span text:style-name="T3">ć</text:span><text:span text:style-name="T6">, ale te</text:span><text:span text:style-name="T3">ż</text:span><text:span text:style-name="T6"> dobro z</text:span><text:span text:style-name="T3">ł</text:span><text:span text:style-name="T6">upione <text:s/>na nieszcz</text:span><text:span text:style-name="T3">ę</text:span><text:span text:style-name="T6">snej Sanotczy</text:span><text:span text:style-name="T3">ź</text:span><text:span text:style-name="T6">nie przez Tatar</text:span><text:span text:style-name="T3">ó</text:span><text:span text:style-name="T6">w nie zawsze wraca</text:span><text:span text:style-name="T3">ł</text:span><text:span text:style-name="T6">o do poprzednich w</text:span><text:span text:style-name="T3">ł</text:span><text:span text:style-name="T6">a</text:span><text:span text:style-name="T3">ś</text:span><text:span text:style-name="T6">cicieli, gdy</text:span><text:span text:style-name="T3">ż</text:span><text:span text:style-name="T6"> ci ju</text:span><text:span text:style-name="T3">ż</text:span><text:span text:style-name="T6"> na lepszym </text:span><text:span text:style-name="T3">ś</text:span><text:span text:style-name="T6">wiecie przebywający doczesnych zbytk</text:span><text:span text:style-name="T3">ó</text:span><text:span text:style-name="T6">w nie potrzebowali. Z wielk</text:span><text:span text:style-name="T3">ą</text:span><text:span text:style-name="T6"> nadziej</text:span><text:span text:style-name="T3">ą</text:span><text:span text:style-name="T6"> oczekiwa</text:span><text:span text:style-name="T3">ł</text:span><text:span text:style-name="T6"> pan Stefan przysz</text:span><text:span text:style-name="T3">ł</text:span><text:span text:style-name="T6">ej kampanii, </text:span><text:span text:style-name="T3">ż</text:span><text:span text:style-name="T6">e w cztery konie mo</text:span><text:span text:style-name="T3">ż</text:span><text:span text:style-name="T6">e nawet wyst</text:span><text:span text:style-name="T3">ą</text:span><text:span text:style-name="T6">pi, i wspomina</text:span><text:span text:style-name="T3">ł</text:span><text:span text:style-name="T6"> te</text:span><text:span text:style-name="T3">ż</text:span><text:span text:style-name="T6"> </text:span><text:span text:style-name="T3">ł</text:span><text:span text:style-name="T6">askawe s</text:span><text:span text:style-name="T3">ł</text:span><text:span text:style-name="T6">owa hetmana Sobieskiego spod Niemirowa. </text:span></text:p>
      <text:p text:style-name="P5"><text:span text:style-name="T6">Radosne by</text:span><text:span text:style-name="T3">ł</text:span><text:span text:style-name="T6">o powitanie w za</text:span><text:span text:style-name="T3">ś</text:span><text:span text:style-name="T6">cianku Ostrowskich pocztu pana Stefana. Drugi jego pocztowy, Pietrek, wr</text:span><text:span text:style-name="T3">ó</text:span><text:span text:style-name="T6">ci</text:span><text:span text:style-name="T3">ł</text:span><text:span text:style-name="T6"> tydzie</text:span><text:span text:style-name="T3">ń</text:span><text:span text:style-name="T6"> wcze</text:span><text:span text:style-name="T3">ś</text:span><text:span text:style-name="T6">niej, z gor</text:span><text:span text:style-name="T3">ą</text:span><text:span text:style-name="T6">czki uzdrowion cudown</text:span><text:span text:style-name="T3">ą</text:span><text:span text:style-name="T6"> moc</text:span><text:span text:style-name="T3">ą</text:span><text:span text:style-name="T6"> sanktuarium w Krasnobrodzie. Cud ten wspomo</text:span><text:span text:style-name="T3">ż</text:span><text:span text:style-name="T6">ony zosta</text:span><text:span text:style-name="T3">ł</text:span><text:span text:style-name="T6"> z</text:span><text:span text:style-name="T3">ł</text:span><text:span text:style-name="T6">otym dukatem, kt</text:span><text:span text:style-name="T3">ó</text:span><text:span text:style-name="T6">ry z </text:span><text:span text:style-name="T3">ł</text:span><text:span text:style-name="T6">up</text:span><text:span text:style-name="T3">ó</text:span><text:span text:style-name="T6">w zdobytych na Kozakach usieczonych pod Niemirowem da</text:span><text:span text:style-name="T3">ł</text:span><text:span text:style-name="T6"> Pietrkowi na drog</text:span><text:span text:style-name="T3">ę</text:span><text:span text:style-name="T6"> pan Stefan, a kt</text:span><text:span text:style-name="T3">ó</text:span><text:span text:style-name="T6">ry to dukat zapewni</text:span><text:span text:style-name="T3">ł</text:span><text:span text:style-name="T6"> w Krasnobrodzie choremu kilka dni w dobrze opalanej izbie i w ciep</text:span><text:span text:style-name="T3">ł</text:span><text:span text:style-name="T6">ym </text:span><text:span text:style-name="T3">ł</text:span><text:span text:style-name="T6">o</text:span><text:span text:style-name="T3">ż</text:span><text:span text:style-name="T6">u. </text:span></text:p>
      <text:p text:style-name="P5"><text:span text:style-name="T6">Ciekawi wszyscy byli wie</text:span><text:span text:style-name="T3">ś</text:span><text:span text:style-name="T6">ci z wojny, bo i tutaj s</text:span><text:span text:style-name="T3">ł</text:span><text:span text:style-name="T6">yszano o ostatnich przewagach wojsk polskich, ma</text:span><text:span text:style-name="T3">ł</text:span><text:span text:style-name="T6">o weteran</text:span><text:span text:style-name="T3">ó</text:span><text:span text:style-name="T6">w jeszcze w te okolice z wojny wr</text:span><text:span text:style-name="T3">ó</text:span><text:span text:style-name="T6">ci</text:span><text:span text:style-name="T3">ł</text:span><text:span text:style-name="T6">o. Pan Stefan za</text:span><text:span text:style-name="T3">ś</text:span><text:span text:style-name="T6"> przyjechawszy nic nie m</text:span><text:span text:style-name="T3">ó</text:span><text:span text:style-name="T6">wi</text:span><text:span text:style-name="T3">ł</text:span><text:span text:style-name="T6">, tylko ogarn</text:span><text:span text:style-name="T3">ął</text:span><text:span text:style-name="T6"> si</text:span><text:span text:style-name="T3">ę, a gdy do wieczerzy siadano, na ławy zielono malowane, co za stołem stały, rzucił kilimki zdobne. Teraz zaczęły się opowieści wojenne, w których pan Stefan podkreślał kunszt wojenny Sobieskiego .</text:span></text:p>
      <text:p text:style-name="P17"><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7"><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7"><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7"><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5">- Twój syn jak statysta przemawia - wtrącił jeden z krewnych - dobrze synów w świat wysyłać.</text:p>
      <text:p text:style-name="P15">- Chcesz abyśmy z panem Sobieskim trzymali, a przecie to jeden z możnych magnatów, co własną politykę uprawiają</text:p>
      <text:p text:style-name="P15">- Chcę abyśmy z Sobieskim trzymali, bo on jeden ojczyznę broni, gdy nawet król z inszymi możnymi rodami trzyma i politykę ich prowadzi.</text:p>
      <text:p text:style-name="P15">- Prawda to, króla-śmy wybrali Piasta aby ze szlachtą trzyma i jej praw bronił, a on litewskimi magnatami trzyma a z Habsburgami się znosi - podniosły się głosy.</text:p>
      <text:p text:style-name="P5">Tak rozmawiali w d<text:span text:style-name="T3">ł</text:span><text:span text:style-name="T6">ugie jesienne i zimowe wieczory. Cz</text:span><text:span text:style-name="T3">ę</text:span><text:span text:style-name="T6">sto podkre</text:span><text:span text:style-name="T3">ś</text:span><text:span text:style-name="T6">la</text:span><text:span text:style-name="T3">ł</text:span><text:span text:style-name="T6"> pan Stefan swe nowo zdobyte przekonanie, </text:span><text:span text:style-name="T3">ż</text:span><text:span text:style-name="T6">e szlachta ma obowi</text:span><text:span text:style-name="T3">ą</text:span><text:span text:style-name="T6">zki wobec Ojczyzny. Wiele ostrych z tego wynik</text:span><text:span text:style-name="T3">ł</text:span><text:span text:style-name="T6">o polemik, bo starsi do</text:span><text:span text:style-name="T3">ść</text:span><text:span text:style-name="T6"> </text:span><office:annotation office:name="__Annotation__2329_2028586140"><dc:creator>nieznany</dc:creator><dc:date>2014-12-29T22:20:31</dc:date><text:p text:style-name="P38"><text:span text:style-name="T18">Sformułowanie anachroniczne. Poprawić.</text:span></text:p></office:annotation><text:span text:style-name="T6">alergicznie na takie uwagi reagowali</text:span><office:annotation-end office:name="__Annotation__2329_2028586140"/><text:span text:style-name="T6">. Wreszcie pan Jakub nie strzyma</text:span><text:span text:style-name="T3">ł i któregoś dnia zarzucił synowi swojemu </text:span><office:annotation office:name="__Annotation__2400_2028586140"><dc:creator>nieznany</dc:creator><dc:date>2014-12-31T16:35:31</dc:date><text:p text:style-name="P38"><text:span text:style-name="T18">Sformułowanie anachroniczne</text:span></text:p></office:annotation><text:span text:style-name="T3">bycie tubą propagandową</text:span><office:annotation-end office:name="__Annotation__2400_2028586140"/><text:span text:style-name="T3"> hetmana wielkiego.</text:span></text:p>
      <text:p text:style-name="P15">- to nawet dobrze, przecie pan Sobieski wierny jest temu, co głosi, dla ojczyzny się poświęca - odparł pan Stefan.</text:p>
      <text:p text:style-name="P15">- jak pan Sobieski ojczyznę traktuje, mieliśmy widok za Szweda - zarzucił pan Jakub.</text:p>
      <text:p text:style-name="P15">- za Szweda to i kilku tutaj obecnych niezbyt chwalebnie sobie poczynało - wtrącił stary stryj Maciej, który jako jeden z nielicznych mieszkańców zaścianka dobrze owe ciężkie termina, Potopem już nazwane, pamiętał.</text:p>
      <text:p text:style-name="P15">- co masz, stryju, na myśli? - spytał pan Stefan, jednak wszyscy obecni nabrali wody w usta i temat już tej zimy nie powrócił.</text:p>
      <text:p text:style-name="P15"/>
      <text:p text:style-name="P9">* * *</text:p>
      <text:p text:style-name="P9"/>
      <text:p text:style-name="P5">Z pocz<text:span text:style-name="T3">ą</text:span><text:span text:style-name="T6">tkiem lutego, na </text:span><text:span text:style-name="T3">ś</text:span><text:span text:style-name="T6">wi</text:span><text:span text:style-name="T3">ę</text:span><text:span text:style-name="T6">to Matki Boskiej, zjecha</text:span><text:span text:style-name="T3">ł</text:span><text:span text:style-name="T6"> do Ostrowskich z niespodziewan</text:span><text:span text:style-name="T3">ą</text:span><text:span text:style-name="T6"> wizyt</text:span><text:span text:style-name="T3">ą</text:span><text:span text:style-name="T6"> pan Starczy</text:span><text:span text:style-name="T3">ń</text:span><text:span text:style-name="T6">ski. W saniach sporo g</text:span><text:span text:style-name="T3">ą</text:span><text:span text:style-name="T6">siork</text:span><text:span text:style-name="T3">ó</text:span><text:span text:style-name="T6">w z przednim miodem przywi</text:span><text:span text:style-name="T3">ó</text:span><text:span text:style-name="T6">z</text:span><text:span text:style-name="T3">ł</text:span><text:span text:style-name="T6">, przeto za</text:span><text:span text:style-name="T3">ś</text:span><text:span text:style-name="T6">cianek nie na sucho wys</text:span><text:span text:style-name="T3">ł</text:span><text:span text:style-name="T6">uchiwa</text:span><text:span text:style-name="T3">ł</text:span><text:span text:style-name="T6"> relacji towarzysza pancernego o walkach z Tatarami. Pan Starczy</text:span><text:span text:style-name="T3">ń</text:span><text:span text:style-name="T6">ski jednak nie przewagi </text:span><text:span text:style-name="T6">swe </text:span><text:span text:style-name="T3">ś</text:span><text:span text:style-name="T6">wie</text:span><text:span text:style-name="T3">ż</text:span><text:span text:style-name="T6">e przyjecha</text:span><text:span text:style-name="T3">ł</text:span><text:span text:style-name="T6"> wspomina</text:span><text:span text:style-name="T3">ć</text:span><text:span text:style-name="T6">, jeno wyci</text:span><text:span text:style-name="T3">ą</text:span><text:span text:style-name="T6">gn</text:span><text:span text:style-name="T3">ąć</text:span><text:span text:style-name="T6"> chcia</text:span><text:span text:style-name="T3">ł</text:span><text:span text:style-name="T6"> Stefana Ostrowskiego do Warszawy, aby razem Sejmowi si</text:span><text:span text:style-name="T3">ę</text:span><text:span text:style-name="T6"> przyjrze</text:span><text:span text:style-name="T3">ć</text:span><text:span text:style-name="T6">. </text:span></text:p>
      <text:p text:style-name="P5"><text:span text:style-name="T6">W drugim tygodniu lutego pojechali zatem razem do Warszawy. Zatrzymawszy si</text:span><text:span text:style-name="T3">ę</text:span><text:span text:style-name="T6"> w jakiej</text:span><text:span text:style-name="T3">ś</text:span><text:span text:style-name="T6"> karczmie na Powi</text:span><text:span text:style-name="T3">ś</text:span><text:span text:style-name="T6">lu, jeszcze popo</text:span><text:span text:style-name="T3">ł</text:span><text:span text:style-name="T6">udniem tego dnia udali si</text:span><text:span text:style-name="T3">ę</text:span><text:span text:style-name="T6"> do Zamku Kr</text:span><text:span text:style-name="T3">ó</text:span><text:span text:style-name="T6">lewskiego i weszli na galeri</text:span><text:span text:style-name="T3">ę</text:span><text:span text:style-name="T6"> publiczno</text:span><text:span text:style-name="T3">ś</text:span><text:span text:style-name="T6">ci w izbie poselskiej. W</text:span><text:span text:style-name="T3">ł</text:span><text:span text:style-name="T6">a</text:span><text:span text:style-name="T3">ś</text:span><text:span text:style-name="T6">nie ko</text:span><text:span text:style-name="T3">ń</text:span><text:span text:style-name="T6">czy</text:span><text:span text:style-name="T3">ł</text:span><text:span text:style-name="T6">a swoj</text:span><text:span text:style-name="T3">ą</text:span><text:span text:style-name="T6"> przemow</text:span><text:span text:style-name="T3">ę</text:span><text:span text:style-name="T6"> pani Kuniecka, kt</text:span><text:span text:style-name="T3">ó</text:span><text:span text:style-name="T6">ra, cho</text:span><text:span text:style-name="T3">ć</text:span><text:span text:style-name="T6"> pos</text:span><text:span text:style-name="T3">ł</text:span><text:span text:style-name="T6">em nie b</text:span><text:span text:style-name="T3">ę</text:span><text:span text:style-name="T6">d</text:span><text:span text:style-name="T3">ą</text:span><text:span text:style-name="T6">c, wa</text:span><text:span text:style-name="T3">ż</text:span><text:span text:style-name="T6">n</text:span><text:span text:style-name="T3">ą</text:span><text:span text:style-name="T6"> i aktualn</text:span><text:span text:style-name="T3">ą</text:span><text:span text:style-name="T6"> spraw</text:span><text:span text:style-name="T3">ę</text:span><text:span text:style-name="T6"> przed izb</text:span><text:span text:style-name="T3">ę</text:span><text:span text:style-name="T6"> wnosi</text:span><text:span text:style-name="T3">ł</text:span><text:span text:style-name="T6">a.</text:span></text:p>
      <text:p text:style-name="P5"><text:span text:style-name="T6">- ...jako </text:span><text:span text:style-name="T3">ż</text:span><text:span text:style-name="T6">e ju</text:span><text:span text:style-name="T3">ż</text:span><text:span text:style-name="T6"> od pi</text:span><text:span text:style-name="T3">ę</text:span><text:span text:style-name="T6">ciu s</text:span><text:span text:style-name="T3">ą</text:span><text:span text:style-name="T6">d</text:span><text:span text:style-name="T3">ó</text:span><text:span text:style-name="T6">w mam wyroki, a przez lata czekam na napraw</text:span><text:span text:style-name="T3">ę</text:span><text:span text:style-name="T6"> tego bezprawia nies</text:span><text:span text:style-name="T3">ł</text:span><text:span text:style-name="T6">ychanego od Waszej Dostojno</text:span><text:span text:style-name="T3">ś</text:span><text:span text:style-name="T6">ci. Teraz wnosz</text:span><text:span text:style-name="T3">ę</text:span><text:span text:style-name="T6">, by Sejm mo</text:span><text:span text:style-name="T3">ś</text:span><text:span text:style-name="T6">ci Wojewod</text:span><text:span text:style-name="T3">ę</text:span><text:span text:style-name="T6"> do zwrotu tych ch</text:span><text:span text:style-name="T3">ł</text:span><text:span text:style-name="T6">op</text:span><text:span text:style-name="T3">ó</text:span><text:span text:style-name="T6">w mych do niego zbieg</text:span><text:span text:style-name="T3">ł</text:span><text:span text:style-name="T6">ych zmusi</text:span><text:span text:style-name="T3">ł</text:span><text:span text:style-name="T6">, prawa w tej Rzeczypospolitej i dla Wojewody i dla zwyk</text:span><text:span text:style-name="T3">ł</text:span><text:span text:style-name="T6">ych obywateli jednakie, a w mej osobie prawa Rzeczypospolitej s</text:span><text:span text:style-name="T3">ą</text:span><text:span text:style-name="T6"> tak d</text:span><text:span text:style-name="T3">ł</text:span><text:span text:style-name="T6">ugo deptane...</text:span></text:p>
      <text:p text:style-name="P17"><text:span text:style-name="T6">Tu przerwa</text:span><text:span text:style-name="T3">ł</text:span><text:span text:style-name="T6"> jejmo</text:span><text:span text:style-name="T3">ś</text:span><text:span text:style-name="T6">ci ksi</text:span><text:span text:style-name="T3">ążę</text:span><text:span text:style-name="T6"> podkancle</text:span><text:span text:style-name="T3">rzy:</text:span></text:p>
      <text:p text:style-name="P17"><text:span text:style-name="T3">- </text:span><text:span text:style-name="T6">Wa</text:span><text:span text:style-name="T3">ć</text:span><text:span text:style-name="T6">pani racz od</text:span><text:span text:style-name="T3">ł</text:span><text:span text:style-name="T6">o</text:span><text:span text:style-name="T3">ż</text:span><text:span text:style-name="T6">y</text:span><text:span text:style-name="T3">ć</text:span><text:span text:style-name="T6"> te sprawy na sejm p</text:span><text:span text:style-name="T3">óź</text:span><text:span text:style-name="T6">niejszy, teraz radzimy w obronie Rzeczypospolitej, nie przeszkadzaj nam Wasza Mo</text:span><text:span text:style-name="T3">ść</text:span><text:span text:style-name="T6">, bo wostatku ka</text:span><text:span text:style-name="T3">żę</text:span><text:span text:style-name="T6"> wyprowadzi</text:span><text:span text:style-name="T3">ć</text:span></text:p>
      <text:p text:style-name="P17"><text:span text:style-name="T3">- </text:span><text:span text:style-name="T6">Co mi po tej obronie? Samowola Pana Wojewody za ord</text:span><text:span text:style-name="T3">ę</text:span><text:span text:style-name="T6"> mi stanie...</text:span></text:p>
      <text:p text:style-name="P5"><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6">kownika</text:span> de Beaulieu, i rzek<text:span text:style-name="T3">ł</text:span>:</text:p>
      <text:p text:style-name="P18">-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8">-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8"/>
      <text:p text:style-name="P5">Sejm obradowa<text:span text:style-name="T3">ł</text:span><text:span text:style-name="T6"> dalej, chc</text:span><text:span text:style-name="T3">ą</text:span><text:span text:style-name="T6">c nie chc</text:span><text:span text:style-name="T3">ą</text:span><text:span text:style-name="T6">c,</text:span><text:span text:style-name="T6"> </text:span><text:span text:style-name="T6">spraw</text:span><text:span text:style-name="T3">ą</text:span><text:span text:style-name="T6"> zbieg</text:span><text:span text:style-name="T3">ł</text:span><text:span text:style-name="T6">ych ch</text:span><text:span text:style-name="T3">ł</text:span><text:span text:style-name="T6">op</text:span><text:span text:style-name="T3">ó</text:span><text:span text:style-name="T6">w pani Kunieckiej. Wreszcie winnego wojewod</text:span><text:span text:style-name="T3">ę</text:span><text:span text:style-name="T6"> ujawniono i ukarano: zap</text:span><text:span text:style-name="T3">ł</text:span><text:span text:style-name="T6">aci</text:span><text:span text:style-name="T3">ł</text:span><text:span text:style-name="T6"> 2000 z</text:span><text:span text:style-name="T3">ł</text:span><text:span text:style-name="T6">otych od razu i zosta</text:span><text:span text:style-name="T3">ł</text:span><text:span text:style-name="T6"> zobowiązany do wydania jednego zbieg</text:span><text:span text:style-name="T3">ł</text:span><text:span text:style-name="T6">ego ch</text:span><text:span text:style-name="T3">ł</text:span><text:span text:style-name="T6">opa. Ten akt wyczerpa</text:span><text:span text:style-name="T3">ł</text:span><text:span text:style-name="T6"> si</text:span><text:span text:style-name="T3">ł</text:span><text:span text:style-name="T6">y pos</text:span><text:span text:style-name="T3">łó</text:span><text:span text:style-name="T6">w i na dzie</text:span><text:span text:style-name="T3">ń</text:span><text:span text:style-name="T6"> dzisiejszy obrady zako</text:span><text:span text:style-name="T3">ń</text:span><text:span text:style-name="T6">czono. </text:span></text:p>
      <text:p text:style-name="P5">Panowie Starczy<text:span text:style-name="T3">ń</text:span><text:span text:style-name="T6">ski i Ostrowski wychodz</text:span><text:span text:style-name="T3">ą</text:span><text:span text:style-name="T6">c z Zamku kr</text:span><text:span text:style-name="T3">ó</text:span><text:span text:style-name="T6">lewskiego spotkali stra</text:span><text:span text:style-name="T3">ż</text:span><text:span text:style-name="T6">nika koronnego, Bidzi</text:span><text:span text:style-name="T3">ń</text:span><text:span text:style-name="T6">skiego. Ten odk</text:span><text:span text:style-name="T3">ł</text:span><text:span text:style-name="T6">oni</text:span><text:span text:style-name="T3">ł</text:span><text:span text:style-name="T6"> si</text:span><text:span text:style-name="T3">ę</text:span><text:span text:style-name="T6"> przyjacio</text:span><text:span text:style-name="T3">ł</text:span><text:span text:style-name="T6">om i wezwa</text:span><text:span text:style-name="T3">ł</text:span><text:span text:style-name="T6"> ich do siebie.</text:span></text:p>
      <text:p text:style-name="P17"><text:span text:style-name="T6">- </text:span><text:span text:style-name="T6">Moich </text:span><text:span text:style-name="T3">ż</text:span><text:span text:style-name="T6">o</text:span><text:span text:style-name="T3">ł</text:span><text:span text:style-name="T6">nierz</text:span><text:span text:style-name="T3">ó</text:span><text:span text:style-name="T6">w do polityki ci</text:span><text:span text:style-name="T3">ą</text:span><text:span text:style-name="T6">gnie?</text:span></text:p>
      <text:p text:style-name="P17"><text:span text:style-name="T6">- </text:span><text:span text:style-name="T3">Debaty o przyszłej kampanii posłuchać chcieliśmy. Jednak wiele dziś posłowie nie zdecydowali. W ten sposób to do lata kampanii nie wyszykować - narzekał pan Ostrowski.</text:span></text:p>
      <text:p text:style-name="P1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5">- Tak zamiaruję, nawet lepiej się wyposażyć niż roku przeszłego, bom dobra trochę od Tatarów nabrał. Na cztery konie mi starczy - chwalił się pan Stefan.</text:p>
      <text:p text:style-name="P17">- Widz<text:span text:style-name="T3">ę</text:span><text:span text:style-name="T6"> </text:span><text:span text:style-name="T3">ż</text:span><text:span text:style-name="T6">e u wa</text:span><text:span text:style-name="T3">ś</text:span><text:span text:style-name="T6">ci g</text:span><text:span text:style-name="T3">ł</text:span><text:span text:style-name="T6">owa na karku. A waszmo</text:span><text:span text:style-name="T3">ść</text:span><text:span text:style-name="T6"> cztery konie wystawisz? - spyta</text:span><text:span text:style-name="T3">ł</text:span><text:span text:style-name="T6"> si</text:span><text:span text:style-name="T3">ę</text:span><text:span text:style-name="T6"> pan stra</text:span><text:span text:style-name="T3">ż</text:span><text:span text:style-name="T6">nik Starczy</text:span><text:span text:style-name="T3">ń</text:span><text:span text:style-name="T6">skiego, kt</text:span><text:span text:style-name="T3">ó</text:span><text:span text:style-name="T6">ry przytakn</text:span><text:span text:style-name="T3">ął</text:span><text:span text:style-name="T6">.</text:span></text:p>
      <text:p text:style-name="P17"><text:span text:style-name="T6">- Z</text:span>atem b<text:span text:style-name="T3">ę</text:span><text:span text:style-name="T6">dziecie <text:s/>namiestnikami w waszych chor</text:span><text:span text:style-name="T3">ą</text:span><text:span text:style-name="T6">gwiach, bo dobrze si</text:span><text:span text:style-name="T3">ę</text:span><text:span text:style-name="T6"> dotychczas sprawili</text:span><text:span text:style-name="T3">ś</text:span><text:span text:style-name="T6">cie, pom</text:span><text:span text:style-name="T3">ó</text:span><text:span text:style-name="T6">wi</text:span><text:span text:style-name="T3">ę</text:span><text:span text:style-name="T6"> o tym z panem Mi</text:span><text:span text:style-name="T3">ą</text:span><text:span text:style-name="T6">czy</text:span><text:span text:style-name="T3">ń</text:span><text:span text:style-name="T6">skim</text:span><text:span text:style-name="T3">.</text:span></text:p>
      <text:p text:style-name="P1"/>
      <text:p text:style-name="P5">Sejm obradowa<text:span text:style-name="T3">ł</text:span><text:span text:style-name="T6"> a</text:span><text:span text:style-name="T3">ż</text:span><text:span text:style-name="T6"> do marca, uchwalaj</text:span><text:span text:style-name="T3">ą</text:span><text:span text:style-name="T6">c jednak wbrew wszelkim obawom i wbrew zakulisowym dzia</text:span><text:span text:style-name="T3">ł</text:span><text:span text:style-name="T6">aniom Pac</text:span><text:span text:style-name="T3">ó</text:span><text:span text:style-name="T6">w podatki na now</text:span><text:span text:style-name="T3">ą</text:span><text:span text:style-name="T6">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6"> </text:span>Pan hetman wielki koronny Sobieski <text:span text:style-name="T3">wyjechał </text:span>z pu<text:span text:style-name="T3">ł</text:span><text:span text:style-name="T6">kownikiem de Beaulieu do swej rezydencji w Jaworowie. Jechali kilka dni saniami. Pa</text:span><text:span text:style-name="T3">ł</text:span><text:span text:style-name="T6">ac Sobieskich </text:span><text:span text:style-name="T3">ś</text:span><text:span text:style-name="T6">wie</text:span><text:span text:style-name="T3">ż</text:span><text:span text:style-name="T6">o odbudowany po zniszczeniach, jakich dozna</text:span><text:span text:style-name="T3">ł</text:span><text:span text:style-name="T6"> od konfederat</text:span><text:span text:style-name="T3">ó</text:span><text:span text:style-name="T6">w go</text:span><text:span text:style-name="T3">łą</text:span><text:span text:style-name="T6">bskich wy</text:span><text:span text:style-name="T3">ł</text:span><text:span text:style-name="T6">oni</text:span><text:span text:style-name="T3">ł</text:span><text:span text:style-name="T6"> si</text:span><text:span text:style-name="T3">ę</text:span><text:span text:style-name="T6"> biel</text:span><text:span text:style-name="T3">ą</text:span><text:span text:style-name="T6"> swoich </text:span><text:span text:style-name="T3">ś</text:span><text:span text:style-name="T6">cian zza zakr</text:span><text:span text:style-name="T3">ę</text:span><text:span text:style-name="T6">tu alei.</text:span></text:p>
      <text:p text:style-name="P11"/>
      <text:p text:style-name="P17"><text:span text:style-name="T6">- ach, nigdy jeszcze nie widzia</text:span><text:span text:style-name="T3">ł</text:span><text:span text:style-name="T6">em tak pi</text:span><text:span text:style-name="T3">ę</text:span><text:span text:style-name="T6">knie uszykowanego i tak du</text:span><text:span text:style-name="T3">ż</text:span><text:span text:style-name="T6">ego stosu paliwa – powiedzia</text:span><text:span text:style-name="T3">ł</text:span><text:span text:style-name="T6"> pan de Beaulieu na widok drewnianego pa</text:span><text:span text:style-name="T3">ł</text:span><text:span text:style-name="T6">acu.</text:span></text:p>
      <text:p text:style-name="P17"><text:span text:style-name="T6">- B</text:span><text:span text:style-name="T3">ę</text:span><text:span text:style-name="T6">d</text:span><text:span text:style-name="T3">ą</text:span><text:span text:style-name="T6"> mieli nast</text:span><text:span text:style-name="T3">ę</text:span><text:span text:style-name="T6">pni konfederaci uciech</text:span><text:span text:style-name="T3">ę, gdy przeciw mnie si</text:span><text:span text:style-name="T3">ę</text:span><text:span text:style-name="T3"> podnios</text:span><text:span text:style-name="T3">ą</text:span><text:span text:style-name="T3">.</text:span></text:p>
      <text:p text:style-name="P17"><text:span text:style-name="T3">- Czy planuje wasza dostojno</text:span><text:span text:style-name="T3">ść</text:span><text:span text:style-name="T3"> kontrowersyjne posuni</text:span><text:span text:style-name="T3">ę</text:span><text:span text:style-name="T3">cia?</text:span></text:p>
      <text:p text:style-name="P17">- Posuni<text:span text:style-name="T3">ę</text:span><text:span text:style-name="T6">cia s</text:span><text:span text:style-name="T3">ą</text:span><text:span text:style-name="T6"> konieczne dla dobra tego kraju, widzi to ka</text:span><text:span text:style-name="T3">ż</text:span><text:span text:style-name="T6">dy...</text:span></text:p>
      <text:p text:style-name="P5"><text:span text:style-name="T6">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5">- Zanim czegokolwiek się tu dokona, obecne niebezpieczeństwo osmańskie zażegnać trzeba. Jednakowoż nie wiem, czy na wsparcie Francji liczyć w tym mogę.</text:p>
      <text:p text:style-name="P15">- Jego wysokość pragnie by Turcja sprzymierzeńców cesarza gromiła.</text:p>
      <text:p text:style-name="P15">- Rzeczpospolita nie musi być sprzymierzeńcem cesarza...</text:p>
      <text:p text:style-name="P15">- Przy obecnym królu i jego małżonce najwyraźniej musi.</text:p>
      <text:p text:style-name="P15">- Przy obecnym królu...</text:p>
      <text:p text:style-name="P15">- Wasza dostojność ma na myśli...</text:p>
      <text:p text:style-name="P1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5">- Francja pomoże, jeśli na tronie zasiądzie nieprzyjaciel Habsburgów.</text:p>
      <text:p text:style-name="P15">-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5">- Wpływy w Konstantynopolu użyte zostaną, bo ani osłabienie Rzeczypospolitej, ani marsz Turków na północ w interesie Francji nie leżą. Obawiam się jednak, że dyplomacja królewska dla was Kamieńca nie odzyska.</text:p>
      <text:p text:style-name="P5"><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8"/>
      <text:p text:style-name="P1"/>
      <text:list xml:id="list41747550" text:continue-numbering="true" text:style-name="Outline">
        <text:list-item>
          <text:h text:style-name="P30" text:outline-level="1"/>
        </text:list-item>
      </text:list>
      <text:p text:style-name="P5">Pan Stefan Ostrowski maszerowa<text:span text:style-name="T3">ł</text:span><text:span text:style-name="T6"> wraz z lekk</text:span><text:span text:style-name="T3">ą</text:span><text:span text:style-name="T6"> chor</text:span><text:span text:style-name="T3">ą</text:span><text:span text:style-name="T6">gwi</text:span><text:span text:style-name="T3">ą</text:span><text:span text:style-name="T6"> na czele wojska. Ponownie stanowili stra</text:span><text:span text:style-name="T3">ż</text:span><text:span text:style-name="T6"> przedni</text:span><text:span text:style-name="T3">ą</text:span><text:span text:style-name="T6"> armii koronnej posuwaj</text:span><text:span text:style-name="T3">ą</text:span><text:span text:style-name="T6">cej si</text:span><text:span text:style-name="T3">ę</text:span><text:span text:style-name="T6"> w głąb Rusi, w kierunku nieprzyjaciela, kt</text:span><text:span text:style-name="T3">ó</text:span><text:span text:style-name="T6">ry umocni</text:span><text:span text:style-name="T3">ł</text:span><text:span text:style-name="T6"> si</text:span><text:span text:style-name="T3">ę</text:span><text:span text:style-name="T6"> w okolicy Kamie</text:span><text:span text:style-name="T3">ń</text:span><text:span text:style-name="T6">ca Podolskiego. Wojsko polskie nie by</text:span><text:span text:style-name="T3">ł</text:span><text:span text:style-name="T6">o tym razem zebranym napr</text:span><text:span text:style-name="T3">ę</text:span><text:span text:style-name="T6">dce hufcem, aby odegna</text:span><text:span text:style-name="T3">ć</text:span><text:span text:style-name="T6"> zagony tatarskie pustosz</text:span><text:span text:style-name="T3">ą</text:span><text:span text:style-name="T6">ce kraj. Tym razem by</text:span><text:span text:style-name="T3">ł</text:span><text:span text:style-name="T6">a to powa</text:span><text:span text:style-name="T3">ż</text:span><text:span text:style-name="T6">na odpowied</text:span><text:span text:style-name="T3">ź</text:span><text:span text:style-name="T6"> Rzeczypospolitej, ca</text:span><text:span text:style-name="T3">ł</text:span><text:span text:style-name="T6">a armia jak</text:span><text:span text:style-name="T3">ą</text:span><text:span text:style-name="T6"> mo</text:span><text:span text:style-name="T3">ż</text:span><text:span text:style-name="T6">na by</text:span><text:span text:style-name="T3">ł</text:span><text:span text:style-name="T6">o wystawi</text:span><text:span text:style-name="T3">ć</text:span><text:span text:style-name="T6">, tym razem mieli zaatakowa</text:span><text:span text:style-name="T3">ć</text:span><text:span text:style-name="T6"> g</text:span><text:span text:style-name="T3">łó</text:span><text:span text:style-name="T6">wne si</text:span><text:span text:style-name="T3">ł</text:span><text:span text:style-name="T6">y tureckie. Za plecami pana Ostrowskiego maszerowa</text:span><text:span text:style-name="T3">ł</text:span><text:span text:style-name="T6">a zatem chor</text:span><text:span text:style-name="T3">ą</text:span><text:span text:style-name="T6">giew pancerna pod dow</text:span><text:span text:style-name="T3">ó</text:span><text:span text:style-name="T6">dztwem pana Starczy</text:span><text:span text:style-name="T3">ń</text:span><text:span text:style-name="T6">skiego, inne chor</text:span><text:span text:style-name="T3">ą</text:span><text:span text:style-name="T6">gwie lekkie i pancerne, dalej husarze ze swoimi skrzyd</text:span><text:span text:style-name="T3">ł</text:span><text:span text:style-name="T6">ami - p</text:span><text:span text:style-name="T3">ó</text:span><text:span text:style-name="T6">ki co wiezionymi na wozach wraz z kopiami. Dalej jeszcze maszerowali liczni dragoni, potem ci</text:span><text:span text:style-name="T3">ęż</text:span><text:span text:style-name="T6">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8">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8"/>
      <text:p text:style-name="P9">* * *</text:p>
      <text:p text:style-name="P8"/>
      <text:p text:style-name="P8">Pan hetman skończył przedstawiać swój plan wojny, zaktualizowany na podstawie ostatnich doniesień o rozlokowaniu i zamiarach wojsk tureckich, dostojnikom zebranym na ostatniej przed orężnym rozstrzygnięciem naradzie we Lwowie. </text:p>
      <text:p text:style-name="P1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5">- Wojska litewskie, czyli ochotnicy litewscy, zbyt nieliczni na tej wyprawie będą, by się jeszcze rozdzielać - zaoponował hetman wielki litewski, Michał Pac.</text:p>
      <text:p text:style-name="P15">- Jakże to, ochotnicy - zdziwił się hetman wielki koronny - przecie na sejmie w Warszawie komput litewski uchwaliliśmy, zebrać już się dawno powinien i wyruszyć...</text:p>
      <text:p text:style-name="P15">- Komput litewski zebrał się, ale poza granice Litwy nie wyruszy.</text:p>
      <text:p text:style-name="P1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5">- Co Wasza Dostojność mówisz, wróg w granicach Rzeczypospolitej, całe południe kraju zagrożone...?</text:p>
      <text:p text:style-name="P15">- Obronę całych południowych granic za wzięciem Kijowa i Bracławia w 1569 roku panowie koronni na się wziąć raczyli - odparł Pac.</text:p>
      <text:p text:style-name="P15">- Mości panowie, tak być nie może - przemówił wreszcie król - Turek nie wojuje z Litwą, czy z Koroną, czy z Rzeczpospolitą tylko nawet, lecz całego chrześcijaństwa to nieprzyjaciel.</text:p>
      <text:p text:style-name="P8"><text:soft-page-break/>Zupełnie przypadkowo król trafił w czułą strunę hetmana litewskiego. Wiedząc o tym, biskup krakowski Trzebicki pociągnął wątek:</text:p>
      <text:p text:style-name="P15">- Zaiste, grzechem by to było nie tylko nieposłuszeństwa i pychy wobec króla tej Rzeczypospolitej, grzechem powiadam, ale bezbożnym postępkiem chcesz się, wielmożny hetmanie splamić... Proszę cię ja, sługa Boży, wspomóż walkę z poganinem...</text:p>
      <text:p text:style-name="P8">Hetman wielki litewski dał się najwyraźniej przekonać:</text:p>
      <text:p text:style-name="P15">- Dobrze, dla obrony chrześcijaństwa jedynie, a nie dla czyjejś osobistej chwały - tu spojrzał na Sobieskiego - Litwini wyruszą na tę wojnę... Kamieniec miniemy na początku listopada...</text:p>
      <text:p text:style-name="P8">Dalej narada potoczyła się normalnym wojskowym torem. Sobieski jednak miał kolejne powody, by rozmyślać nad sposobami zwiększenia dyscypliny wojskowej - tym razem wśród najwyższego dowództwa.</text:p>
      <text:p text:style-name="P8"/>
      <text:p text:style-name="P9">* * *</text:p>
      <text:p text:style-name="P8"/>
      <text:p text:style-name="P17">- Wołosi są z nami! - Wyczy<text:span text:style-name="T3">ń</text:span><text:span text:style-name="T6">ski przybieg</text:span><text:span text:style-name="T3">ł</text:span><text:span text:style-name="T6"> z nowin</text:span><text:span text:style-name="T3">ą</text:span><text:span text:style-name="T6">.</text:span></text:p>
      <text:p text:style-name="P17"><text:span text:style-name="T6">- To ju</text:span><text:span text:style-name="T3">ż</text:span><text:span text:style-name="T6"> wiemy, chor</text:span><text:span text:style-name="T3">ą</text:span><text:span text:style-name="T6">gwie wo</text:span><text:span text:style-name="T3">ł</text:span><text:span text:style-name="T6">oskie maszeruj</text:span><text:span text:style-name="T3">ą</text:span><text:span text:style-name="T6"> z nami od dw</text:span><text:span text:style-name="T3">ó</text:span><text:span text:style-name="T6">ch miesi</text:span><text:span text:style-name="T3">ę</text:span><text:span text:style-name="T6">cy - odpar</text:span><text:span text:style-name="T3">ł</text:span><text:span text:style-name="T6"> pan Starczy</text:span><text:span text:style-name="T3">ń</text:span><text:span text:style-name="T6">ski.</text:span></text:p>
      <text:p text:style-name="P17"><text:span text:style-name="T6">- Ale</text:span><text:span text:style-name="T3">ż</text:span><text:span text:style-name="T6">, m</text:span><text:span text:style-name="T3">ó</text:span><text:span text:style-name="T6">wi</text:span><text:span text:style-name="T3">ę</text:span><text:span text:style-name="T6">, prawdziwi Wo</text:span><text:span text:style-name="T3">ł</text:span><text:span text:style-name="T6">osi z obozu tureckiego przeszli na nasz</text:span><text:span text:style-name="T3">ą</text:span><text:span text:style-name="T6"> stron</text:span><text:span text:style-name="T3">ę</text:span><text:span text:style-name="T6">. W</text:span><text:span text:style-name="T3">ł</text:span><text:span text:style-name="T6">a</text:span><text:span text:style-name="T3">ś</text:span><text:span text:style-name="T6">nie pan Bidzi</text:span><text:span text:style-name="T3">ń</text:span><text:span text:style-name="T6">ski im wydawa</text:span><text:span text:style-name="T3">ł</text:span><text:span text:style-name="T6"> rozkazy. S</text:span><text:span text:style-name="T3">ł</text:span><text:span text:style-name="T6">ysza</text:span><text:span text:style-name="T3">łem jak mówił, że to dobrze że Chrześcijanie pogan opuszczają.</text:span></text:p>
      <text:p text:style-name="P17"><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8"/>
      <text:p text:style-name="P8">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8">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5">- Tuszę iż Waćpan w rozprawie jutrzejszej obficie krwią nieprzyjaciela ten awans zapieczętujesz - zakończył przemowy pan Sobieski i poszedł dalej, inne oddziały wizytować.</text:p>
      <text:p text:style-name="P8">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8"><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8"/>
      <text:p text:style-name="P15">- Ruszmy im na pomoc, dalibóg, oni tam okop za nas zdobędą! - niecierpliwił się pocztowy Wyczyński</text:p>
      <text:p text:style-name="P15">- Stać, na rozkaz hetmana jegomości czekamy! - Starczyński powstrzymywał co chwila swych podkomendnych.</text:p>
      <text:p text:style-name="P8"/>
      <text:p text:style-name="P8">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8"/>
      <text:p text:style-name="P8">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8"/>
      <text:p text:style-name="P8">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8"/>
      <text:p text:style-name="P8">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8">- Czuj duch, Turcy chcą się przebić! Powitamy ich tu godnie!</text:p>
      <text:p text:style-name="P8">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8"/>
      <text:p text:style-name="P8">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8"/>
      <text:p text:style-name="P8">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8"/>
      <text:p text:style-name="P8">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8"/>
      <text:p text:style-name="P8"><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8"/>
      <text:p text:style-name="P8">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8"/>
      <text:p text:style-name="P8">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8"/>
      <text:p text:style-name="P8"><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8">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8">Dnia 17 listopada do chorągwi dopadł pan Aleksander Nowosielski, przysłany przez pana Sieniawskiego z Jassów, rozkazy nowe i informacje przywożąc.</text:p>
      <text:p text:style-name="P15">- Mości panowie, wracamy do Polski! Rozkazy hetmańskie wydane - kampanii koniec!</text:p>
      <text:p text:style-name="P15">- Koniec kampanii? Kamieniec zdobyty?</text:p>
      <text:p text:style-name="P15">- Kamieniec w tureckim ręku pobędzie, pan hetman od oblężenia odstąpił, bo Litwini do domu poszli.</text:p>
      <text:p text:style-name="P15">- Zdrajcy Boćwinkowie! Tchórze!</text:p>
      <text:p text:style-name="P15">- Na rozkaz hetmana litewskiego, wielmożnego pana Paca zaraz prawie po bitwie chocimskiej na Litwę się udali... Może też i dlatego króla jegomości, świeć Panie nad jego poczciwą duszą, apopleksja trafiła...</text:p>
      <text:p text:style-name="P15">- Co waść prawisz?!</text:p>
      <text:p text:style-name="P15">- To waszmościowie nie wiecie? Najjaśniejszy pan we Lwowie tuż po naszej wiktorii ducha wyzionął! </text:p>
      <text:p text:style-name="P15"/>
      <text:p text:style-name="P8"/>
      <text:p text:style-name="P8"/>
      <text:p text:style-name="P8"/>
      <text:list xml:id="list41717117" text:continue-numbering="true" text:style-name="Outline">
        <text:list-item>
          <text:h text:style-name="P30" text:outline-level="1"/>
        </text:list-item>
      </text:list>
      <text:p text:style-name="P5">Pan hetman Sobieski spieszy<text:span text:style-name="T3">ł</text:span><text:span text:style-name="T6"> si</text:span><text:span text:style-name="T3">ę</text:span><text:span text:style-name="T6">. T</text:span><text:span text:style-name="T3">ę</text:span><text:span text:style-name="T6">skni</text:span><text:span text:style-name="T3">ł</text:span><text:span text:style-name="T6"> za domem, za ma</text:span><text:span text:style-name="T3">łż</text:span><text:span text:style-name="T6">onk</text:span><text:span text:style-name="T3">ą</text:span><text:span text:style-name="T6"> kt</text:span><text:span text:style-name="T3">ó</text:span><text:span text:style-name="T6">r</text:span><text:span text:style-name="T3">ą</text:span><text:span text:style-name="T6"> kocha</text:span><text:span text:style-name="T3">ł</text:span><text:span text:style-name="T6"> nad </text:span><text:span text:style-name="T3">ż</text:span><text:span text:style-name="T6">ycie, i za synem w kt</text:span><text:span text:style-name="T3">ó</text:span><text:span text:style-name="T6">rym pok</text:span><text:span text:style-name="T3">ł</text:span><text:span text:style-name="T6">ada</text:span><text:span text:style-name="T3">ł</text:span><text:span text:style-name="T6"> wielkie nadzieje, jednak nie do domu w Jaworowie gna</text:span><text:span text:style-name="T3">ł</text:span><text:span text:style-name="T6"> po zako</text:span><text:span text:style-name="T3">ń</text:span><text:span text:style-name="T6">czeniu kampanii wojennej w Mo</text:span><text:span text:style-name="T3">ł</text:span><text:span text:style-name="T6">dawii, jeno na spotkania kt</text:span><text:span text:style-name="T3">ó</text:span><text:span text:style-name="T6">re po </text:span><text:span text:style-name="T3">ś</text:span><text:span text:style-name="T6">mierci kr</text:span><text:span text:style-name="T3">ó</text:span><text:span text:style-name="T6">la Micha</text:span><text:span text:style-name="T3">ł</text:span><text:span text:style-name="T6">a zdecydowa</text:span><text:span text:style-name="T3">ć</text:span><text:span text:style-name="T6"> mia</text:span><text:span text:style-name="T3">ł</text:span><text:span text:style-name="T6">y o posuni</text:span><text:span text:style-name="T3">ę</text:span><text:span text:style-name="T6">ciach politycznych pana hetmana. Dla wielu os</text:span><text:span text:style-name="T3">ó</text:span><text:span text:style-name="T6">b </text:span><text:span text:style-name="T3">ś</text:span><text:span text:style-name="T6">mier</text:span><text:span text:style-name="T3">ć</text:span><text:span text:style-name="T6"> ta nie by</text:span><text:span text:style-name="T3">ł</text:span><text:span text:style-name="T6">a zaskoczeniem, Micha</text:span><text:span text:style-name="T3">ł</text:span><text:span text:style-name="T6"> Wi</text:span><text:span text:style-name="T3">ś</text:span><text:span text:style-name="T6">niowiecki nigdy nie tryska</text:span><text:span text:style-name="T3">ł</text:span><text:span text:style-name="T6"> zdrowiem, za</text:span><text:span text:style-name="T3">ś</text:span><text:span text:style-name="T6"> na jesieni 1673 roku by</text:span><text:span text:style-name="T3">ł</text:span><text:span text:style-name="T6"> wyra</text:span><text:span text:style-name="T3">ź</text:span><text:span text:style-name="T6">nie powa</text:span><text:span text:style-name="T3">ż</text:span><text:span text:style-name="T6">nie chory. Spodziewa</text:span><text:span text:style-name="T3">ł</text:span><text:span text:style-name="T6"> si</text:span><text:span text:style-name="T3">ę</text:span><text:span text:style-name="T6"> zatem pan hetman, </text:span><text:span text:style-name="T3">ż</text:span><text:span text:style-name="T6">e do Lwowa zjedzie si</text:span><text:span text:style-name="T3">ę</text:span><text:span text:style-name="T6"> wiele wp</text:span><text:span text:style-name="T3">ł</text:span><text:span text:style-name="T6">ywowych os</text:span><text:span text:style-name="T3">ó</text:span><text:span text:style-name="T6">b z kraju i zagranicy zanim jeszcze wrzenie polityczne ogarnie ca</text:span><text:span text:style-name="T3">ł</text:span><text:span text:style-name="T6">y nar</text:span><text:span text:style-name="T3">ó</text:span><text:span text:style-name="T6">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8"/>
      <text:p text:style-name="P8">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5">- Halt! Werda! - krzyknął pieszy żołnierz.</text:p>
      <text:p text:style-name="P15">- Coś za jeden? - odkrzyknął dowódca konnych</text:p>
      <text:p text:style-name="P15">- My tu straż trzymamy, coby obcy do karczmy nie wchodzili. Kto wy?</text:p>
      <text:p text:style-name="P15">- Zdejmij kaptur, drabie, z wojewodą ruskim mówisz! - powiedział jeden z jeźdźców.</text:p>
      <text:p text:style-name="P15">- Wasza wielmożność wybaczy, pan hetman kazał pytać... pan hetman prosi wasze wielmożności do gospody...</text:p>
      <text:p text:style-name="P8">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7">- Radzi<text:span text:style-name="T3">ś</text:span><text:span text:style-name="T6">my powita</text:span><text:span text:style-name="T3">ć</text:span><text:span text:style-name="T6">, mo</text:span><text:span text:style-name="T3">ści panie wojewodo, żeście się od zdobywania Mołdawii oderwali i ku nam przyjechali - zagaił pan hetman - azali żołnierzy waszmości przejął pan Sieniawski?</text:span></text:p>
      <text:p text:style-name="P15">-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5">- Nie chcą walczyć wasi żołnierze bez pieniędzy, ha? Proch do moich armat te<text:span text:style-name="T3">ż</text:span> kosztuje, ne c'est pas, a pieniądza na tę wojnę już nie ma - powiedział generał.</text:p>
      <text:p text:style-name="P15">-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5"><text:soft-page-break/>- To zależy od tego, kto królem zostanie. Jeśli wódz wielki, od wojska kochany, przez Turka obawiany, to po jednym zwycięstwie walnym wojna się skończyć może - rzekł pan Bidziński, na hetmana patrząc znacząco.</text:p>
      <text:p text:style-name="P1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5">- Bo szlachta podatków nie płaci... - cicho ozwał się Stanisław Morsztyn, jako ranny leżący w łożu między stołem a kominkiem.</text:p>
      <text:p text:style-name="P8">Cisza zapadła w izbie, bo pan Stanisław powiedział coś, co każdy z zebranych myślał, ale czego się wypowiedzieć nie ważył.</text:p>
      <text:p text:style-name="P1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5">- To i z tym uchwalaniem różnie bywa - wtrącił Jabłonowski - jak sejm zerwą, to i nic nie uchwalą, choćby wróg u bram stał.</text:p>
      <text:p text:style-name="P15">- Tak, zrywanie sejmów to kolejna sprawa, którą król następny zająć się musi - powiedział pan hetman.</text:p>
      <text:p text:style-name="P15">- Liberum Veto jest jednak fundamentem wolności naszych - rzekł Jan Andrzej Morsztyn - w naszej Rzeczypospolitej, która jest domem dla wielu różnych prowincji, jest taki instrument potrzebny, bo inaczej absolutum dominium grozi, jak dowodzi pan Fredro.</text:p>
      <text:p text:style-name="P15">- To może Liberum Veto jeno na czas wojny zawieszać, bo przecie inaczej o obronie obradować nie sposób - upierał się Jabłonowski.</text:p>
      <text:p text:style-name="P15">-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5">- Byłby to sposób, aby wszystkie sejmy na czas wojny skonfederowanymi ogłaszać. A z panem Fredrą porozmawiać też muszę i o części naszych planów opowiedzieć - postanowił Sobieski.</text:p>
      <text:p text:style-name="P15">-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5">-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5">- To już mi Makiawelowe plany podsuwacie - rzekł Sobieski.</text:p>
      <text:p text:style-name="P15"><text:soft-page-break/>-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5">-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5">- Jak spiskować, to spiskować - Kątski opróżniwszy garniec nabrał zapału do planów politycznych - to już wprowadźmy na tron dynastię Sobieskich, wybierając jaśnie wielmożnego hetmana oraz jego syna na królów.</text:p>
      <text:p text:style-name="P15">- Dynastia?! - podniosły się oburzone głosy.</text:p>
      <text:p text:style-name="P15">- A tak! Dynastia ma sens - upierał się Kątski - Primo, młodzieniec wychowany do rządzenia będzie wiedział jak rządzić w tym kraju. Secundo, żaden z naszych sąsiadów nie będzie się mieszał do elekcji.</text:p>
      <text:p text:style-name="P15">- Waść nam to z matematyczną precyzją zalety wyłożysz, a tu trzeba elektorów na Woli przekonać.</text:p>
      <text:p text:style-name="P8">Kątski napił się jeszcze grzańca i rzekł: </text:p>
      <text:p text:style-name="P15">- Każdy z nas kraje zagraniczne dobrze zna i wie, jak tam się rządzi. To, co u nich działa, i w Rzeczypospolitej zadziałać musi, bo natura ludzka wszędzie jednaka.</text:p>
      <text:p text:style-name="P15">- To może i podatki regularne od szlachty waść nam zaproponujesz, jak w tych zagranicznych tyraniach?! - zakrzyknął Bidziński - toż my tu nad tyranią dyskutujemy, co ostatni grosz z człowieka zdziera!</text:p>
      <text:p text:style-name="P15">- A tak! Podatki szlachta płacić musi. Czemu teraz stałych podatków od szlachty nie ma?</text:p>
      <text:p text:style-name="P15">- Bo kraju bronić mają!</text:p>
      <text:p text:style-name="P15">- A bronią?</text:p>
      <text:p text:style-name="P15">- Nie bronią, bo jak już się zbiorą, to politykują - odezwał się ze swego łoża pan Stanisław Morsztyn.</text:p>
      <text:p text:style-name="P8">Znowu zapadła cisza. Każdy wiedział, że taka była prawda, a przykład najlepszy z niedawną konfederacją gołębiewską mieli.</text:p>
      <text:p text:style-name="P1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7">oskarżymy</text:span>.</text:p>
      <text:p text:style-name="P15">- I jak przyjdzie czas, z głosowania wyłączymy - wtrącił wojewoda Jabłonowski.</text:p>
      <text:p text:style-name="P5"><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oft-page-break/><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5">- Jednak na taką kampanię przed elekcją gotówki trzeba wiele - wtrącił pan Jan Andrzej Morsztyn - a ja ze skarbu nie dam, nawet gdyby w skarbie było. Cnotą nasz kandydat błyszczeć jak Cyncynat musi.</text:p>
      <text:p text:style-name="P1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5"><text:s/></text:p>
      <text:p text:style-name="P5">Do p<text:span text:style-name="T3">óź</text:span><text:span text:style-name="T6">nej nocy omawiali szczeg</text:span><text:span text:style-name="T3">ół</text:span><text:span text:style-name="T6">y i</text:span><text:span text:style-name="T3">ście makiawelicznego </text:span><text:span text:style-name="T6">planu, kt</text:span><text:span text:style-name="T3">ó</text:span><text:span text:style-name="T6">ry wynie</text:span><text:span text:style-name="T3">ść</text:span><text:span text:style-name="T6"> mia</text:span><text:span text:style-name="T3">ł</text:span><text:span text:style-name="T6">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6">, zatem przyjaciele Sobieskiego byli dobrej my</text:span><text:span text:style-name="T3">ś</text:span><text:span text:style-name="T6">li. Jego samego za</text:span><text:span text:style-name="T3">ś</text:span><text:span text:style-name="T6"> trapi</text:span><text:span text:style-name="T3">ł</text:span><text:span text:style-name="T6">a raczej my</text:span><text:span text:style-name="T3">śl</text:span><text:span text:style-name="T6"> o reakcji jego </text:span><text:span text:style-name="T3">ś</text:span><text:span text:style-name="T6">miertelnych wrog</text:span><text:span text:style-name="T3">ó</text:span><text:span text:style-name="T6">w politycznych, kt</text:span><text:span text:style-name="T3">ó</text:span><text:span text:style-name="T6">rzy mimo wszelkich pozor</text:span><text:span text:style-name="T3">ó</text:span><text:span text:style-name="T6">w praworz</text:span><text:span text:style-name="T3">ą</text:span><text:span text:style-name="T6">dno</text:span><text:span text:style-name="T3">ś</text:span><text:span text:style-name="T6">ci plany Sobieskiego na pewno torpedowa</text:span><text:span text:style-name="T3">ć</text:span><text:span text:style-name="T6"> b</text:span><text:span text:style-name="T3">ę</text:span><text:span text:style-name="T6">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8"/>
      <text:p text:style-name="P9">* * *</text:p>
      <text:p text:style-name="P8">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8"><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oft-page-break/><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pan text:style-name="T3">przyjazd mi Wć moja duszo anonsowałaś. Z panem tym trzeba nam o sprawach ważnych jeszcze przed konwokacją pomówić.</text:span></text:p>
      <text:p text:style-name="P8">Wojska większa część idzie za Wisłę, piechoty wszystkie, bo tu na tej stronie pustki wielkie. A przydadzą się nam przy przedsięwzięciach, które już zaraz w roku nowym powziąć musimy.</text:p>
      <text:p text:style-name="P15"/>
      <text:p text:style-name="P9">* * *</text:p>
      <text:p text:style-name="P10">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7">- trzeba konwokacj<text:span text:style-name="T3">ę</text:span><text:span text:style-name="T6"> jak najwcze</text:span><text:span text:style-name="T3">ś</text:span><text:span text:style-name="T6">niej zwo</text:span><text:span text:style-name="T3">ł</text:span><text:span text:style-name="T6">a</text:span><text:span text:style-name="T3">ć - perorował Trzebicki -</text:span><text:span text:style-name="T6"> p</text:span><text:span text:style-name="T3">ó</text:span><text:span text:style-name="T6">ki si</text:span><text:span text:style-name="T3">ę</text:span><text:span text:style-name="T6"> zapa</text:span><text:span text:style-name="T3">ł</text:span><text:span text:style-name="T6"> szlachecki i dar jedno</text:span><text:span text:style-name="T3">śc</text:span><text:span text:style-name="T6">i politycznej w obronie wolno</text:span><text:span text:style-name="T3">ś</text:span><text:span text:style-name="T6">ci tego kraju, dar jedno</text:span><text:span text:style-name="T3">ś</text:span><text:span text:style-name="T6">ci powiadam, p</text:span><text:span text:style-name="T3">ó</text:span><text:span text:style-name="T6">ki dzia</text:span><text:span text:style-name="T3">ł</text:span><text:span text:style-name="T6">a, aby si</text:span><text:span text:style-name="T3">ę</text:span><text:span text:style-name="T6"> nie skrzykn</text:span><text:span text:style-name="T3">ę</text:span><text:span text:style-name="T6">li, nie zorganizowali wrogowie tego, kt</text:span><text:span text:style-name="T3">ó</text:span><text:span text:style-name="T6">ry sam jeden obron</text:span><text:span text:style-name="T3">ę</text:span><text:span text:style-name="T6"> tego kraju i wiary </text:span><text:span text:style-name="T3">ś</text:span><text:span text:style-name="T6">wi</text:span><text:span text:style-name="T3">ę</text:span><text:span text:style-name="T6">tej na swych plecach d</text:span><text:span text:style-name="T3">ź</text:span><text:span text:style-name="T6">wiga, powiadam, obron</text:span><text:span text:style-name="T3">ę</text:span><text:span text:style-name="T6"> wiary.</text:span></text:p>
      <text:p text:style-name="P17"><text:span text:style-name="T6">- Palec Bo</text:span><text:span text:style-name="T3">ż</text:span><text:span text:style-name="T6">y w tym, </text:span><text:span text:style-name="T3">ż</text:span><text:span text:style-name="T6">e nasz przyjaciel, Cesarza przyjaciel, ja</text:span><text:span text:style-name="T3">ś</text:span><text:span text:style-name="T6">nie wielmo</text:span><text:span text:style-name="T3">ż</text:span><text:span text:style-name="T6">ny pan hetman litewski Pac wcze</text:span><text:span text:style-name="T3">ś</text:span><text:span text:style-name="T6">niej z kampanii wojennej wr</text:span><text:span text:style-name="T3">ó</text:span><text:span text:style-name="T6">ci</text:span><text:span text:style-name="T3">ł - odpar</text:span><text:span text:style-name="T3">ł</text:span><text:span text:style-name="T3"> prymas -</text:span><text:span text:style-name="T6"> on konwokacj</text:span><text:span text:style-name="T3">ę</text:span><text:span text:style-name="T6"> po naszej my</text:span><text:span text:style-name="T3">ś</text:span><text:span text:style-name="T6">li przeprowadzi</text:span><text:span text:style-name="T3">ć</text:span><text:span text:style-name="T6"> pomo</text:span><text:span text:style-name="T3">ż</text:span><text:span text:style-name="T6">e.</text:span></text:p>
      <text:p text:style-name="P17"><text:span text:style-name="T6">- Palec Bo</text:span><text:span text:style-name="T3">ż</text:span><text:span text:style-name="T6">y kaza</text:span><text:span text:style-name="T3">ł</text:span><text:span text:style-name="T6"> panu Pacowi litewskie wojsko z wojny z bezbo</text:span><text:span text:style-name="T3">ż</text:span><text:span text:style-name="T6">nym Turkiem niezako</text:span><text:span text:style-name="T3">ń</text:span><text:span text:style-name="T6">czonej, z wojny powiadam wyprowadzi</text:span><text:span text:style-name="T3">ć</text:span><text:span text:style-name="T6">? - zdziwi</text:span><text:span text:style-name="T3">ł</text:span><text:span text:style-name="T6"> si</text:span><text:span text:style-name="T3">ę</text:span><text:span text:style-name="T6"> biskup.</text:span></text:p>
      <text:p text:style-name="P17"><text:span text:style-name="T6">- Jego wielmo</text:span><text:span text:style-name="T3">ż</text:span><text:span text:style-name="T6">no</text:span><text:span text:style-name="T3">ść</text:span><text:span text:style-name="T6"> pan hetman litewski pobo</text:span><text:span text:style-name="T3">ż</text:span><text:span text:style-name="T6">ny wielce i wszystko co robi, na chwa</text:span><text:span text:style-name="T3">łę Pana robi</text:span><text:span text:style-name="T6">...</text:span></text:p>
      <text:p text:style-name="P17"><text:span text:style-name="T6">- Pobo</text:span><text:span text:style-name="T3">ż</text:span><text:span text:style-name="T6">ny nie znaczy zbawiony - odpar</text:span><text:span text:style-name="T3">ł</text:span><text:span text:style-name="T6"> biskup - a konwokacj</text:span><text:span text:style-name="T3">ę</text:span><text:span text:style-name="T6"> zwo</text:span><text:span text:style-name="T3">ł</text:span><text:span text:style-name="T6">a</text:span><text:span text:style-name="T3">ć</text:span><text:span text:style-name="T6"> trzeba wkr</text:span><text:span text:style-name="T3">ó</text:span><text:span text:style-name="T6">tce, bo i elekcja musi by</text:span><text:span text:style-name="T3">ć</text:span><text:span text:style-name="T6"> niezad</text:span><text:span text:style-name="T3">ł</text:span><text:span text:style-name="T6">ugo i sprawnie, elekcja powiadam musi by</text:span><text:span text:style-name="T3">ć</text:span><text:span text:style-name="T6"> zako</text:span><text:span text:style-name="T3">ń</text:span><text:span text:style-name="T6">czon</text:span><text:span text:style-name="T3">ą</text:span><text:span text:style-name="T6">. Wr</text:span><text:span text:style-name="T3">ó</text:span><text:span text:style-name="T6">g w granicach jeszcze.</text:span></text:p>
      <text:p text:style-name="P5"><text:span text:style-name="T6">Pr</text:span><text:span text:style-name="T3">ę</text:span><text:span text:style-name="T6">dkie konwokacji przeprowadzenie by</text:span><text:span text:style-name="T3">ł</text:span><text:span text:style-name="T6">o i po prymasa my</text:span><text:span text:style-name="T3">ś</text:span><text:span text:style-name="T6">li. Nie chcia</text:span><text:span text:style-name="T3">ł</text:span><text:span text:style-name="T6"> on bowiem, aby Sobieski na przebieg elekcji wp</text:span><text:span text:style-name="T3">ł</text:span><text:span text:style-name="T6">yw zyska</text:span><text:span text:style-name="T3">ł</text:span><text:span text:style-name="T6">, co przy jego s</text:span><text:span text:style-name="T3">ł</text:span><text:span text:style-name="T6">awie wojennej </text:span><text:span text:style-name="T3">zdarzyć</text:span><text:span text:style-name="T6"> si</text:span><text:span text:style-name="T3">ę</text:span><text:span text:style-name="T6"> mog</text:span><text:span text:style-name="T3">ł</text:span><text:span text:style-name="T6">o. Jeszcze doprowadzi</text:span><text:span text:style-name="T3">ł</text:span><text:span text:style-name="T6">by do wyboru jakiego</text:span><text:span text:style-name="T3">ś</text:span><text:span text:style-name="T6">,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6">D</text:span><text:span text:style-name="T3">ł</text:span><text:span text:style-name="T6">ugo zatem dyskutowali wielebni biskupi tej listopadowej nocy, bo i Trzebicki g</text:span><text:span text:style-name="T3">ł</text:span><text:span text:style-name="T6">osu swego ch</text:span><text:span text:style-name="T3">ę</text:span><text:span text:style-name="T6">tnie s</text:span><text:span text:style-name="T3">ł</text:span><text:span text:style-name="T6">ucha</text:span><text:span text:style-name="T3">ł.</text:span><text:span text:style-name="T6"> Jednak zdecydowano zwo</text:span><text:span text:style-name="T3">ł</text:span><text:span text:style-name="T6">a</text:span><text:span text:style-name="T3">ć</text:span><text:span text:style-name="T6"> sejm konwokacyjny do Warszawy na dzie</text:span><text:span text:style-name="T3">ń</text:span><text:span text:style-name="T6"> 15 stycznia 1674 roku.</text:span></text:p>
      <text:p text:style-name="P11"/>
      <text:p text:style-name="P12">* * *</text:p>
      <text:p text:style-name="P12"/>
      <text:p text:style-name="P6"><text:soft-page-break/><text:span text:style-name="T6">Kapitan de Gourdant, </text:span><text:span text:style-name="T3">ż</text:span><text:span text:style-name="T6">ylasty Normandczyk o oczach koloru, jakie <text:s/>morza p</text:span><text:span text:style-name="T3">ół</text:span><text:span text:style-name="T6">nocne miewaj</text:span><text:span text:style-name="T3">ą</text:span><text:span text:style-name="T6"> w lutym przyjmowa</text:span><text:span text:style-name="T3">ł</text:span><text:span text:style-name="T6"> meldunki ze stacji manewrowych o rzucaniu kolejnych cum. Statek „Portefaix”, na kt</text:span><text:span text:style-name="T3">ó</text:span><text:span text:style-name="T6">rym od niedawna by</text:span><text:span text:style-name="T3">ł</text:span><text:span text:style-name="T6"> dow</text:span><text:span text:style-name="T3">ó</text:span><text:span text:style-name="T6">dc</text:span><text:span text:style-name="T3">ą</text:span><text:span text:style-name="T6">, odrywa</text:span><text:span text:style-name="T3">ł</text:span><text:span text:style-name="T6"> si</text:span><text:span text:style-name="T3">ę</text:span><text:span text:style-name="T6"> poma</text:span><text:span text:style-name="T3">ł</text:span><text:span text:style-name="T6">u od nabrze</text:span><text:span text:style-name="T3">ż</text:span><text:span text:style-name="T6">a w Dunkierce i, wyci</text:span><text:span text:style-name="T3">ą</text:span><text:span text:style-name="T6">gany przez </text:span><text:span text:style-name="T3">łó</text:span><text:span text:style-name="T6">d</text:span><text:span text:style-name="T3">ź</text:span><text:span text:style-name="T6"> wios</text:span><text:span text:style-name="T3">ł</text:span><text:span text:style-name="T6">ow</text:span><text:span text:style-name="T3">ą</text:span><text:span text:style-name="T6">, kierowa</text:span><text:span text:style-name="T3">ł</text:span><text:span text:style-name="T6"> si</text:span><text:span text:style-name="T3">ę</text:span><text:span text:style-name="T6"> ku wyj</text:span><text:span text:style-name="T3">ś</text:span><text:span text:style-name="T6">ciu z portu wojennego. Fregaty „Lutine”, „Railleuse”, i „Favorite” r</text:span><text:span text:style-name="T3">ó</text:span><text:span text:style-name="T6">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7"><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8">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5">- To już jest pełne morze, już bardziej na morze wyjść nie mogę, nie wiedząc dokąd się udajemy.</text:p>
      <text:p text:style-name="P1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5">- Zaiste bajeczny scenariusz nam tu malujesz, panie pułkowniku. Za jedną woltą polityczną w kraju gdzieś na wschodzie, dwóch przeciwników ma nam ubyć?</text:p>
      <text:p text:style-name="P15">- Tak to jest, bo Turcy zamiast na bezdrożach polskich tkwić, na Austrię ruszą. Zaś z Brandenburgią Rzeczpospolita sobie poradzi, jeśli ten nasz przyjaciel siły swego państwa zjednoczyć zdoła. W tym również ma mu nasz ładunek pomóc.</text:p>
      <text:p text:style-name="P15">- Domyślam się już, co to za ładunek w elekcji dopomaga i wojnę nową prowadzić pozwoli.</text:p>
      <text:p text:style-name="P15">- Sto tysięcy srebrnych talarów.</text:p>
      <text:p text:style-name="P15"><text:soft-page-break/>- Ten przyjaciel naszego najjaśniejszego pana to jakiś tytan, jeśli z tak niewielką sumą przewrót polityczny ma przeprowadzić.</text:p>
      <text:p text:style-name="P17"><text:span text:style-name="T3">- Suma to wystarczająca na początek. Przewrót to też nie będzie - u nich za każdym razem, gdy król umiera, wybiera się następnego - wszyscy szlachetnie urodzeni, czy magnaci, czy też zwykli szlachcice 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7">- Prawdziwie europejska to intryga. Płyniemy, jak rozumiem, do Gdańska?</text:p>
      <text:p text:style-name="P15">- Tak, płyniemy do Gdańska.</text:p>
      <text:p text:style-name="P9"/>
      <text:p text:style-name="P18"/>
      <text:p text:style-name="P18"/>
      <text:list xml:id="list41725402" text:continue-numbering="true" text:style-name="Outline">
        <text:list-item>
          <text:h text:style-name="P30" text:outline-level="1"/>
        </text:list-item>
      </text:list>
      <text:p text:style-name="P5">Go<text:span text:style-name="T9">rą</text:span><text:span text:style-name="T6">ca atmosfera </text:span><text:span text:style-name="T9">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9">o w za</text:span><text:span text:style-name="T3">ś</text:span><text:span text:style-name="T9">ciankach b</text:span><text:span text:style-name="T3">ł</text:span><text:span text:style-name="T9">yska</text:span><text:span text:style-name="T3">ł</text:span><text:span text:style-name="T9">y ogniska, piece i pochodnie, gdy </text:span><text:span text:style-name="T3">ż</text:span><text:span text:style-name="T9">o</text:span><text:span text:style-name="T3">ł</text:span><text:span text:style-name="T9">nierze chor</text:span><text:span text:style-name="T3">ą</text:span><text:span text:style-name="T9">gwi lekkiej pokazywali swym rodzinom </text:span><text:span text:style-name="T3">ł</text:span><text:span text:style-name="T9">upy przywiezione spod Chocimia i ca</text:span><text:span text:style-name="T3">ł</text:span><text:span text:style-name="T9">ej s</text:span><text:span text:style-name="T3">ł</text:span><text:span text:style-name="T9">awnej ju</text:span><text:span text:style-name="T3">ż</text:span><text:span text:style-name="T9"> kampanii mo</text:span><text:span text:style-name="T3">ł</text:span><text:span text:style-name="T9">dawskiej. Na d</text:span><text:span text:style-name="T3">ł</text:span><text:span text:style-name="T9">ugie tygodnie starczy</text:span><text:span text:style-name="T3">ł</text:span><text:span text:style-name="T9">o rycerskich opowie</text:span><text:span text:style-name="T3">ś</text:span><text:span text:style-name="T9">ci, kt</text:span><text:span text:style-name="T3">ó</text:span><text:span text:style-name="T9">re s</text:span><text:span text:style-name="T3">ł</text:span><text:span text:style-name="T9">awi</text:span><text:span text:style-name="T3">ł</text:span><text:span text:style-name="T9">y wielkiego wodza polskiego i ukazywa</text:span><text:span text:style-name="T3">ł</text:span><text:span text:style-name="T9">y za</text:span><text:span text:style-name="T3">ś</text:span><text:span text:style-name="T9">ciankowej szlachcie wroga, z kt</text:span><text:span text:style-name="T3">ó</text:span><text:span text:style-name="T9">rym toczono </text:span><text:span text:style-name="T3">ś</text:span><text:span text:style-name="T9">miertelny b</text:span><text:span text:style-name="T3">ó</text:span><text:span text:style-name="T9">j, z innej ni</text:span><text:span text:style-name="T3">ż</text:span><text:span text:style-name="T9"> dotychczas strony:</text:span></text:p>
      <text:p text:style-name="P17"><text:span text:style-name="T9">- na tych szmatkach zdobnych, kt</text:span><text:span text:style-name="T3">ó</text:span><text:span text:style-name="T9">re oni nazywaj</text:span><text:span text:style-name="T3">ą</text:span><text:span text:style-name="T9"> dywan - m</text:span><text:span text:style-name="T3">ó</text:span><text:span text:style-name="T9">wi</text:span><text:span text:style-name="T3">ł</text:span><text:span text:style-name="T9"> pan Ostrowski - odprawiaj</text:span><text:span text:style-name="T3">ą</text:span><text:span text:style-name="T9"> Turcy swe mod</text:span><text:span text:style-name="T3">ł</text:span><text:span text:style-name="T9">y, ale i siedzie</text:span><text:span text:style-name="T3">ć</text:span><text:span text:style-name="T9"> na nich wygodnie, bo i mi</text:span><text:span text:style-name="T3">ę</text:span><text:span text:style-name="T9">kcej ni</text:span><text:span text:style-name="T3">ż</text:span><text:span text:style-name="T9"> na </text:span><text:span text:style-name="T3">ł</text:span><text:span text:style-name="T9">awie.</text:span></text:p>
      <text:p text:style-name="P17"><text:span text:style-name="T9">- a w takich skrzyneczkach - innym razem prawi</text:span><text:span text:style-name="T3">ł p</text:span><text:span text:style-name="T9">an Stefan pokazuj</text:span><text:span text:style-name="T3">ą</text:span><text:span text:style-name="T9">c zdobyczny sekretarzyk - ich oficyjerowie i dostojnicy listy swe trzymaj</text:span><text:span text:style-name="T3">ą</text:span><text:span text:style-name="T9">. Osobliwym pismem pisz</text:span><text:span text:style-name="T3">ą</text:span><text:span text:style-name="T9"> oni, nie naszym chrze</text:span><text:span text:style-name="T3">ś</text:span><text:span text:style-name="T9">cija</text:span><text:span text:style-name="T3">ń</text:span><text:span text:style-name="T9">skim, ani nawet nie ruskim alfabetem, jeno sw</text:span><text:span text:style-name="T3">ó</text:span><text:span text:style-name="T9">j maj</text:span><text:span text:style-name="T3">ą</text:span><text:span text:style-name="T9">, co jak ozd</text:span><text:span text:style-name="T3">ó</text:span><text:span text:style-name="T9">bka jakowa</text:span><text:span text:style-name="T3">ś</text:span><text:span text:style-name="T9"> wygl</text:span><text:span text:style-name="T3">ą</text:span><text:span text:style-name="T9">da, tak </text:span><text:span text:style-name="T3">ż</text:span><text:span text:style-name="T9">e nawet s</text:span><text:span text:style-name="T3">łów </text:span><text:span text:style-name="T9">nie poznasz. Umie jednak czyta</text:span><text:span text:style-name="T3">ć</text:span><text:span text:style-name="T9"> takie dokumenta pan hetman wielki, bo on si</text:span><text:span text:style-name="T3">ę</text:span><text:span text:style-name="T9"> w ich j</text:span><text:span text:style-name="T3">ę</text:span><text:span text:style-name="T9">zykach wyznaje i wiele z tymi ludami przed wojn</text:span><text:span text:style-name="T3">ą</text:span><text:span text:style-name="T9"> handlu uprawia</text:span><text:span text:style-name="T3">ł</text:span><text:span text:style-name="T9">, a to konie do hodowli sprowadza</text:span><text:span text:style-name="T3">ł</text:span><text:span text:style-name="T9">.</text:span></text:p>
      <text:p text:style-name="P20"><text:span text:style-name="T9">Zima skuła lodem grzęzawiska i pokryła śniegiem pola, u</text:span><text:span text:style-name="T3">ł</text:span><text:span text:style-name="T9">atwiaj</text:span><text:span text:style-name="T3">ą</text:span><text:span text:style-name="T9">c w ten spos</text:span><text:span text:style-name="T3">ó</text:span><text:span text:style-name="T9">b komunikacj</text:span><text:span text:style-name="T3">ę</text:span><text:span text:style-name="T9"> pomi</text:span><text:span text:style-name="T3">ę</text:span><text:span text:style-name="T9">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0"> Prawi</text:span><text:span text:style-name="T4">ł</text:span><text:span text:style-name="T10"> tedy siedz</text:span><text:span text:style-name="T4">ą</text:span><text:span text:style-name="T10">c z panem Ostrowskim przy grza</text:span><text:span text:style-name="T4">ń</text:span><text:span text:style-name="T10">cu:</text:span></text:p>
      <text:p text:style-name="P17"><text:span text:style-name="T9">- Piast nie jest dobrym kandydatem. Cudzoziemiec obcym b</text:span><text:span text:style-name="T3">ę</text:span><text:span text:style-name="T9">d</text:span><text:span text:style-name="T3">ą</text:span><text:span text:style-name="T9">c na radach naszych wspiera</text:span><text:span text:style-name="T3">ć</text:span><text:span text:style-name="T9"> si</text:span><text:span text:style-name="T3">ę</text:span><text:span text:style-name="T9"> b</text:span><text:span text:style-name="T3">ę</text:span><text:span text:style-name="T9">dzie musia</text:span><text:span text:style-name="T3">ł</text:span><text:span text:style-name="T9">. Piast za</text:span><text:span text:style-name="T3">ś</text:span><text:span text:style-name="T9">, rad naszych nie potrzebuj</text:span><text:span text:style-name="T3">ą</text:span><text:span text:style-name="T9">c, na sile swej opiera</text:span><text:span text:style-name="T3">ć</text:span><text:span text:style-name="T9"> si</text:span><text:span text:style-name="T3">ę</text:span><text:span text:style-name="T9"> b</text:span><text:span text:style-name="T3">ę</text:span><text:span text:style-name="T9">dzie, co go do deptania praw naszych skusi.</text:span></text:p>
      <text:p text:style-name="P17"><text:span text:style-name="T9">- Sam przecie tego robi</text:span><text:span text:style-name="T3">ł</text:span><text:span text:style-name="T9"> nie b</text:span><text:span text:style-name="T3">ę</text:span><text:span text:style-name="T9">dzie, tylko na jakich</text:span><text:span text:style-name="T3">ś</text:span><text:span text:style-name="T9"> doradcach oprze</text:span><text:span text:style-name="T3">ć</text:span><text:span text:style-name="T9"> si</text:span><text:span text:style-name="T3">ę</text:span><text:span text:style-name="T9"> musi.</text:span></text:p>
      <text:p text:style-name="P17"><text:span text:style-name="T9">- Pewno </text:span><text:span text:style-name="T3">ż</text:span><text:span text:style-name="T9">e na nas, jako na oficyjerach swoich, opiera</text:span><text:span text:style-name="T3">ć</text:span><text:span text:style-name="T9"> si</text:span><text:span text:style-name="T3">ę</text:span><text:span text:style-name="T9"> b</text:span><text:span text:style-name="T3">ę</text:span><text:span text:style-name="T9">dzie musia</text:span><text:span text:style-name="T3">ł</text:span><text:span text:style-name="T9">. Lecz nas tak</text:span><text:span text:style-name="T3">ż</text:span><text:span text:style-name="T9">e, jako szlachcic</text:span><text:span text:style-name="T3">ó</text:span><text:span text:style-name="T9">w, gn</text:span><text:span text:style-name="T3">ę</text:span><text:span text:style-name="T9">bi</text:span><text:span text:style-name="T3">ć</text:span><text:span text:style-name="T9"> b</text:span><text:span text:style-name="T3">ę</text:span><text:span text:style-name="T9">dzie, gdy podatki na swoje wojsko wprowadzi. Aboslutum dominium to z</text:span><text:span text:style-name="T3">ł</text:span><text:span text:style-name="T9">o ostateczne, upadek naszego kraju, kt</text:span><text:span text:style-name="T3">ó</text:span><text:span text:style-name="T9">ry przecie</text:span><text:span text:style-name="T3">ż</text:span><text:span text:style-name="T9"> tym si</text:span><text:span text:style-name="T3">ę</text:span><text:span text:style-name="T9">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8">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5"><text:span text:style-name="T9">- Podatkami gn</text:span><text:span text:style-name="T3">ę</text:span><text:span text:style-name="T9">bi</text:span><text:span text:style-name="T3">ć</text:span><text:span text:style-name="T9"> nas nie b</text:span><text:span text:style-name="T3">ę</text:span><text:span text:style-name="T9">dzie, bo nam si</text:span><text:span text:style-name="T3">ę</text:span><text:span text:style-name="T9"> nic zabra</text:span><text:span text:style-name="T3">ć</text:span><text:span text:style-name="T9"> nie da, nic przecie nie mamy. A je</text:span><text:span text:style-name="T3">ś</text:span><text:span text:style-name="T9">li taki Pac, czy taki Radziwiłł ksi</text:span><text:span text:style-name="T3">ążę</text:span><text:span text:style-name="T9"> krewny pana hetmana podatki od swoich latyfundi</text:span><text:span text:style-name="T3">ó</text:span><text:span text:style-name="T9">w zap</text:span><text:span text:style-name="T3">ł</text:span><text:span text:style-name="T9">aci, to i na zdrowie Rzeczypospolitej b</text:span><text:span text:style-name="T3">ę</text:span><text:span text:style-name="T9">dzie.</text:span></text:p>
      <text:p text:style-name="P17"><text:span text:style-name="T9">- Albo taki pan Zamoyski, s</text:span><text:span text:style-name="T3">ą</text:span><text:span text:style-name="T9">siad nasz, co tyle gotowizny na procesy ma. Lepiej by wreszcie regimenta przepisane z tej prawie swojej ordynacji wreszcie wystawi</text:span><text:span text:style-name="T3">ł</text:span><text:span text:style-name="T9">.</text:span></text:p>
      <text:p text:style-name="P19"/>
      <text:p text:style-name="P13">* * *</text:p>
      <text:p text:style-name="P19"/>
      <text:p text:style-name="P5"><text:span text:style-name="T9">Pan Zamoyski <text:s/>go</text:span><text:span text:style-name="T3">ś</text:span><text:span text:style-name="T9">ci</text:span><text:span text:style-name="T3">ł</text:span><text:span text:style-name="T9"> w</text:span><text:span text:style-name="T3">ł</text:span><text:span text:style-name="T9">a</text:span><text:span text:style-name="T3">ś</text:span><text:span text:style-name="T9">nie w swej kamienicy w Lublinie pana hetmana Sobieskiego i o zbli</text:span><text:span text:style-name="T3">ż</text:span><text:span text:style-name="T9">aj</text:span><text:span text:style-name="T3">ą</text:span><text:span text:style-name="T9">cej si</text:span><text:span text:style-name="T3">ę</text:span><text:span text:style-name="T9"> elekcji z nim rozmawia</text:span><text:span text:style-name="T3">ł</text:span><text:span text:style-name="T9">:</text:span></text:p>
      <text:p text:style-name="P17"><text:soft-page-break/><text:span text:style-name="T9">- nawet je</text:span><text:span text:style-name="T3">śl</text:span><text:span text:style-name="T9">i na konwokacj</text:span><text:span text:style-name="T3">ę</text:span><text:span text:style-name="T9"> Wasza Dostojno</text:span><text:span text:style-name="T3">ść</text:span><text:span text:style-name="T9"> nie wybierasz si</text:span><text:span text:style-name="T3">ę</text:span><text:span text:style-name="T9">, wierz</text:span><text:span text:style-name="T3">ę</text:span><text:span text:style-name="T9">, </text:span><text:span text:style-name="T3">ż</text:span><text:span text:style-name="T9">e na elekcj</text:span><text:span text:style-name="T3">ę</text:span><text:span text:style-name="T9"> pilnie baczysz. Przecie od tego, czy Dostojności Waszej kandydat na tronie zasi</text:span><text:span text:style-name="T3">ę</text:span><text:span text:style-name="T9">dzie wiele zale</text:span><text:span text:style-name="T3">ż</text:span><text:span text:style-name="T9">y. Kondeusz, tusz</text:span><text:span text:style-name="T3">ę</text:span><text:span text:style-name="T9">?</text:span></text:p>
      <text:p text:style-name="P17"><text:span text:style-name="T9">- Wojskowy dzielny krajowi przys</text:span><text:span text:style-name="T3">ł</text:span><text:span text:style-name="T9">u</text:span><text:span text:style-name="T3">ż</text:span><text:span text:style-name="T9">y si</text:span><text:span text:style-name="T3">ę</text:span><text:span text:style-name="T9"> wielce - Sobieski ogl</text:span><text:span text:style-name="T3">ę</text:span><text:span text:style-name="T9">dnie wyra</text:span><text:span text:style-name="T3">ż</text:span><text:span text:style-name="T9">a</text:span><text:span text:style-name="T3">ł się zanim rozmówcy zamiarów nie poznał.</text:span></text:p>
      <text:p text:style-name="P17"><text:span text:style-name="T9">- Tak, z poparciem Francji wojn</text:span><text:span text:style-name="T3">ę</text:span><text:span text:style-name="T9"> t</text:span><text:span text:style-name="T3">ę</text:span><text:span text:style-name="T9"> nieszcz</text:span><text:span text:style-name="T3">ę</text:span><text:span text:style-name="T9">sn</text:span><text:span text:style-name="T3">ą</text:span><text:span text:style-name="T9"> szybciej sko</text:span><text:span text:style-name="T3">ń</text:span><text:span text:style-name="T9">czymy. Ale i hetmanowi wielkiemu koronnemu w</text:span><text:span text:style-name="T3">ł</text:span><text:span text:style-name="T9">adca taki si</text:span><text:span text:style-name="T3">ę</text:span><text:span text:style-name="T9"> przys</text:span><text:span text:style-name="T3">ł</text:span><text:span text:style-name="T9">u</text:span><text:span text:style-name="T3">ż</text:span><text:span text:style-name="T9">y. A jednak wrog</text:span><text:span text:style-name="T3">ó</text:span><text:span text:style-name="T9">w znacznych ta kandydatur mie</text:span><text:span text:style-name="T3">ć</text:span><text:span text:style-name="T9"> b</text:span><text:span text:style-name="T3">ę</text:span><text:span text:style-name="T9">dzie. Wielu przecie z Habsburgiem nadzieje wi</text:span><text:span text:style-name="T3">ążą</text:span><text:span text:style-name="T9">... Ju</text:span><text:span text:style-name="T3">ż</text:span><text:span text:style-name="T9"> nawet przed ma</text:span><text:span text:style-name="T3">łż</text:span><text:span text:style-name="T9">e</text:span><text:span text:style-name="T3">ń</text:span><text:span text:style-name="T9">stwem zmar</text:span><text:span text:style-name="T3">ł</text:span><text:span text:style-name="T9">ego kr</text:span><text:span text:style-name="T3">ó</text:span><text:span text:style-name="T9">la z habsbur</text:span><text:span text:style-name="T3">ż</text:span><text:span text:style-name="T9">ank</text:span><text:span text:style-name="T3">ą</text:span><text:span text:style-name="T9">... Ja za</text:span><text:span text:style-name="T3">ś</text:span><text:span text:style-name="T9"> kandydata mi</text:span><text:span text:style-name="T3">ł</text:span><text:span text:style-name="T9">ego Waszej Dostojno</text:span><text:span text:style-name="T3">ś</text:span><text:span text:style-name="T9">ci popr</text:span><text:span text:style-name="T3">ę</text:span><text:span text:style-name="T9">, je</text:span><text:span text:style-name="T3">ś</text:span><text:span text:style-name="T9">li Wasza Dostojno</text:span><text:span text:style-name="T3">ść</text:span><text:span text:style-name="T9"> moje s</text:span><text:span text:style-name="T3">ł</text:span><text:span text:style-name="T9">uszne prawa do Zamo</text:span><text:span text:style-name="T3">ś</text:span><text:span text:style-name="T9">cia i Ordynacyjej poprze. Zamoyskich to przecie dzie</text:span><text:span text:style-name="T3">ł</text:span><text:span text:style-name="T9">o, do kt</text:span><text:span text:style-name="T3">ó</text:span><text:span text:style-name="T9">rego przyjaciel Wasz pan hetman Wi</text:span><text:span text:style-name="T3">ś</text:span><text:span text:style-name="T9">niowiecki, pretensj</text:span><text:span text:style-name="T3">ę</text:span><text:span text:style-name="T9"> poprzez nieboszczk</text:span><text:span text:style-name="T3">ę</text:span><text:span text:style-name="T9"> Gryzeld</text:span><text:span text:style-name="T3">ę</text:span><text:span text:style-name="T9"> suplikuje. Oto Wasza Mi</text:span><text:span text:style-name="T3">ł</text:span><text:span text:style-name="T9">o</text:span><text:span text:style-name="T3">ść</text:span><text:span text:style-name="T9"> s</text:span><text:span text:style-name="T3">ł</text:span><text:span text:style-name="T9">owo wa</text:span><text:span text:style-name="T3">ż</text:span><text:span text:style-name="T9">ne w Trybunale tutejszym powiedzie</text:span><text:span text:style-name="T3">ć</text:span><text:span text:style-name="T9"> powiedzie</text:span><text:span text:style-name="T3">ć</text:span><text:span text:style-name="T9"> mo</text:span><text:span text:style-name="T3">ż</text:span><text:span text:style-name="T9">e i s</text:span><text:span text:style-name="T3">ł</text:span><text:span text:style-name="T9">owa tego tutaj pos</text:span><text:span text:style-name="T3">ł</text:span><text:span text:style-name="T9">uchaj</text:span><text:span text:style-name="T3">ą</text:span><text:span text:style-name="T9">. Je</text:span><text:span text:style-name="T3">ś</text:span><text:span text:style-name="T9">li wi</text:span><text:span text:style-name="T3">ę</text:span><text:span text:style-name="T9">c uda si</text:span><text:span text:style-name="T3">ę</text:span><text:span text:style-name="T9"> Waszej Dostojno</text:span><text:span text:style-name="T3">ś</text:span><text:span text:style-name="T9">ci, </text:span><text:span text:style-name="T3">ż</text:span><text:span text:style-name="T9">ebym ja wr</text:span><text:span text:style-name="T3">ó</text:span><text:span text:style-name="T9">ci</text:span><text:span text:style-name="T3">ł</text:span><text:span text:style-name="T9"> na Zamo</text:span><text:span text:style-name="T3">ść</text:span><text:span text:style-name="T9">, a pan hetman Wi</text:span><text:span text:style-name="T3">ś</text:span><text:span text:style-name="T9">niowiecki czym innym zadowoli</text:span><text:span text:style-name="T3">ł</text:span><text:span text:style-name="T9"> si</text:span><text:span text:style-name="T3">ę</text:span><text:span text:style-name="T9">, to elekcja bardziej po Waszej my</text:span><text:span text:style-name="T3">ś</text:span><text:span text:style-name="T9">li si</text:span><text:span text:style-name="T3">ę</text:span><text:span text:style-name="T9"> rozwinie...</text:span></text:p>
      <text:p text:style-name="P19"/>
      <text:p text:style-name="P13">* * *</text:p>
      <text:p text:style-name="P19"/>
      <text:p text:style-name="P5"><text:span text:style-name="T9">Sejm konwokacyjny zszed</text:span><text:span text:style-name="T3">ł</text:span><text:span text:style-name="T9"> si</text:span><text:span text:style-name="T3">ę</text:span><text:span text:style-name="T9">, a potem rozszed</text:span><text:span text:style-name="T3">ł</text:span><text:span text:style-name="T9"> bez wi</text:span><text:span text:style-name="T3">ę</text:span><text:span text:style-name="T9">kszych sensacji. Termin sejmu elekcyjnego ustalono na 20 kwietnia. W</text:span><text:span text:style-name="T3">ś</text:span><text:span text:style-name="T9">r</text:span><text:span text:style-name="T3">ó</text:span><text:span text:style-name="T9">d drobiazgowych instrukcyj co do przebiegu elekcji znalaz</text:span><text:span text:style-name="T3">ł</text:span><text:span text:style-name="T9">a si</text:span><text:span text:style-name="T3">ę</text:span><text:span text:style-name="T9"> i tak, </text:span><text:span text:style-name="T3">ż</text:span><text:span text:style-name="T9">e nie wolno wprowadza</text:span><text:span text:style-name="T3">ć</text:span><text:span text:style-name="T9"> wojsk w pobli</text:span><text:span text:style-name="T3">ż</text:span><text:span text:style-name="T9">e pola na Woli. Instrukcja ta przez delegacj</text:span><text:span text:style-name="T3">ę</text:span><text:span text:style-name="T9"> wile</text:span><text:span text:style-name="T3">ń</text:span><text:span text:style-name="T9">sk</text:span><text:span text:style-name="T3">ą</text:span><text:span text:style-name="T9"> przeforsowana w oczywisty spos</text:span><text:span text:style-name="T3">ó</text:span><text:span text:style-name="T9">b by</text:span><text:span text:style-name="T3">ł</text:span><text:span text:style-name="T9">a w hetmana Sobieskiego wymierzona, jego samego jednak nie zmartwi</text:span><text:span text:style-name="T3">ł</text:span><text:span text:style-name="T9">a. On by</text:span><text:span text:style-name="T3">ł</text:span><text:span text:style-name="T9"> bowiem r</text:span><text:span text:style-name="T3">ó</text:span><text:span text:style-name="T9">wnie</text:span><text:span text:style-name="T3">ż</text:span><text:span text:style-name="T9"> jako marsza</text:span><text:span text:style-name="T3">ł</text:span><text:span text:style-name="T9">ek wielki koronny za jej wykonanie odpowiedzialny, jako i za og</text:span><text:span text:style-name="T3">ó</text:span><text:span text:style-name="T9">lny porz</text:span><text:span text:style-name="T3">ą</text:span><text:span text:style-name="T9">dek na elekcji. Zaraz te</text:span><text:span text:style-name="T3">ż</text:span><text:span text:style-name="T9"> zarz</text:span><text:span text:style-name="T3">ą</text:span><text:span text:style-name="T9">dzi</text:span><text:span text:style-name="T3">ł</text:span><text:span text:style-name="T9">, </text:span><text:span text:style-name="T3">ż</text:span><text:span text:style-name="T9">e r</text:span><text:span text:style-name="T3">ó</text:span><text:span text:style-name="T9">wnie</text:span><text:span text:style-name="T3">ż</text:span><text:span text:style-name="T9"> magnaci litewscy <text:s/>na orszaku niewielkim przybocznym poprzesta</text:span><text:span text:style-name="T3">ć</text:span><text:span text:style-name="T9"> musz</text:span><text:span text:style-name="T3">ą</text:span><text:span text:style-name="T9">. By</text:span><text:span text:style-name="T3">ł</text:span><text:span text:style-name="T9">o to zgodne z instrukcj</text:span><text:span text:style-name="T3">ą</text:span><text:span text:style-name="T9"> sejmu konwokacyjnego, lecz wbrew tradycji pozwalaj</text:span><text:span text:style-name="T3">ą</text:span><text:span text:style-name="T9">cej magnatom z ksi</text:span><text:span text:style-name="T3">ążę</text:span><text:span text:style-name="T9">cej krwi Giedymina, lub tym, kt</text:span><text:span text:style-name="T3">ó</text:span><text:span text:style-name="T9">rzy przez maj</text:span><text:span text:style-name="T3">ę</text:span><text:span text:style-name="T9">tno</text:span><text:span text:style-name="T3">ść</text:span><text:span text:style-name="T9"> za krwi tej r</text:span><text:span text:style-name="T3">ó</text:span><text:span text:style-name="T9">wnych si</text:span><text:span text:style-name="T3">ę</text:span><text:span text:style-name="T9"> uwa</text:span><text:span text:style-name="T3">ż</text:span><text:span text:style-name="T9">ali, z ca</text:span><text:span text:style-name="T3">ł</text:span><text:span text:style-name="T9">ym prawie wojskiem swym na Mazowsze si</text:span><text:span text:style-name="T3">ę</text:span><text:span text:style-name="T9"> zje</text:span><text:span text:style-name="T3">ż</text:span><text:span text:style-name="T9">d</text:span><text:span text:style-name="T3">ż</text:span><text:span text:style-name="T9">a</text:span><text:span text:style-name="T3">ć</text:span><text:span text:style-name="T9">.</text:span></text:p>
      <text:p text:style-name="P13">* * *</text:p>
      <text:p text:style-name="P19"/>
      <text:p text:style-name="P5"><text:span text:style-name="T9">Wchodz</text:span><text:span text:style-name="T3">ą</text:span><text:span text:style-name="T9">cy do Gda</text:span><text:span text:style-name="T3">ń</text:span><text:span text:style-name="T9">ska francuski bryg </text:span><text:span text:style-name="T3">ś</text:span><text:span text:style-name="T9">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8">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8">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8"/>
      <text:p text:style-name="P13">* * *</text:p>
      <text:p text:style-name="P19"/>
      <text:p text:style-name="P8">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7">-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7"><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7"><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7"><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7"><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7"><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5">- Miał się rozejrzeć, co z tymi francuskimi statkami.</text:p>
      <text:p text:style-name="P15">-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5"/>
      <text:p text:style-name="P13">* * *</text:p>
      <text:p text:style-name="P19"/>
      <text:p text:style-name="P6"><text:span text:style-name="T9">Jeszcze pod koniec lutego zjecha</text:span><text:span text:style-name="T3">ł</text:span><text:span text:style-name="T9"> do za</text:span><text:span text:style-name="T3">ś</text:span><text:span text:style-name="T9">cianka pan Atanazy Mi</text:span><text:span text:style-name="T3">ą</text:span><text:span text:style-name="T9">czy</text:span><text:span text:style-name="T3">ń</text:span><text:span text:style-name="T9">ski z niewielkim pocztem. Z szacunkiem witany przez szarak</text:span><text:span text:style-name="T3">ó</text:span><text:span text:style-name="T9">w, z kt</text:span><text:span text:style-name="T3">ó</text:span><text:span text:style-name="T9">rych wielu w jego lekkich chor</text:span><text:span text:style-name="T3">ą</text:span><text:span text:style-name="T9">gwiach s</text:span><text:span text:style-name="T3">ł</text:span><text:span text:style-name="T9">u</text:span><text:span text:style-name="T3">ż</text:span><text:span text:style-name="T9">y</text:span><text:span text:style-name="T3">ł</text:span><text:span text:style-name="T9">o, szed</text:span><text:span text:style-name="T3">ł</text:span><text:span text:style-name="T9"> szybko </text:span><text:soft-page-break/><text:span text:style-name="T9">widzie</text:span><text:span text:style-name="T3">ć</text:span><text:span text:style-name="T9"> si</text:span><text:span text:style-name="T3">ę</text:span><text:span text:style-name="T9"> z panem Ostrowskim. Wspomniawszy chocimskie i mo</text:span><text:span text:style-name="T3">ł</text:span><text:span text:style-name="T9">dawskie potrzeby, w kt</text:span><text:span text:style-name="T3">ó</text:span><text:span text:style-name="T9">rych pan Stefan ju</text:span><text:span text:style-name="T3">ż</text:span><text:span text:style-name="T9"> chor</text:span><text:span text:style-name="T3">ą</text:span><text:span text:style-name="T9">giew prowadza</text:span><text:span text:style-name="T3">ł</text:span><text:span text:style-name="T9">, rzek</text:span><text:span text:style-name="T3">ł</text:span><text:span text:style-name="T9"> pan Mi</text:span><text:span text:style-name="T3">ą</text:span><text:span text:style-name="T9">czy</text:span><text:span text:style-name="T3">ń</text:span><text:span text:style-name="T9">ski:</text:span></text:p>
      <text:p text:style-name="P17"><text:span text:style-name="T9">- Trzeba aby</text:span><text:span text:style-name="T3">ś</text:span><text:span text:style-name="T9">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5">- Rozumiem, że dla elekcji nastrojów uspokojenia chorągwie na Mazowsze ściągać będą. </text:p>
      <text:p text:style-name="P15">-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5">- Nie może to być, aby kto na zdrowie jaśnie wielmożnego hetmana nastawał! Wszyscy go tu kochają!</text:p>
      <text:p text:style-name="P15">-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5">- Tak teraz już widzę, co Wasza Miłość ma na myśli. Dyscyplinę w wojsku trzeba wzmocnić i tak kraju całego wysiłkiem wojnę zakończyć. Potem dopiero politykować można.</text:p>
      <text:p text:style-name="P10">Panu Atanazemu oczy rozbłysły, gdy usłyszał z ust młodego żołnierza słowa swojego mentora i przyjaciela.</text:p>
      <text:p text:style-name="P15">-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5">- Ja dla hetmana jegomości trudu ni krwi szczędzić nie będę!</text:p>
      <text:p text:style-name="P15">- Tak więc chorągiew formować trzeba. Oto listy przypowiednie dla mego brata od pana hetmana wielkiego koronnego, na te listy zaciągaj Waść...</text:p>
      <text:p text:style-name="P15"/>
      <text:p text:style-name="P13">* * *</text:p>
      <text:p text:style-name="P19"/>
      <text:p text:style-name="P5">Ju<text:span text:style-name="T3">ż</text:span> dwa tygodnie p<text:span text:style-name="T3">óź</text:span>niej maszerowa<text:span text:style-name="T3">ł</text:span> pan Ostrowski na czele kilkudziesi<text:span text:style-name="T3">ę</text:span><text:span text:style-name="T6">ciu krewniak</text:span><text:span text:style-name="T3">ó</text:span><text:span text:style-name="T6">w, kum</text:span><text:span text:style-name="T3">ó</text:span><text:span text:style-name="T6">w i s</text:span><text:span text:style-name="T3">ą</text:span><text:span text:style-name="T6">siad</text:span><text:span text:style-name="T3">ó</text:span><text:span text:style-name="T6">w, stanowi</text:span><text:span text:style-name="T3">ą</text:span><text:span text:style-name="T6">cych trzon nowej chor</text:span><text:span text:style-name="T3">ą</text:span><text:span text:style-name="T6">gwi lekkiej. <text:s/>Maszerowali w kierunku Pielaszkowic na Lubelszczy</text:span><text:span text:style-name="T3">ź</text:span><text:span text:style-name="T6">nie, <text:s/>gdzie popisa</text:span><text:span text:style-name="T3">ć</text:span><text:span text:style-name="T6"> si</text:span><text:span text:style-name="T3">ę</text:span><text:span text:style-name="T6"> mieli <text:s/>przed s</text:span><text:span text:style-name="T3">ł</text:span><text:span text:style-name="T6">awetnym ju</text:span><text:span text:style-name="T3">ż</text:span><text:span text:style-name="T6"> dow</text:span><text:span text:style-name="T3">ó</text:span><text:span text:style-name="T6">dc</text:span><text:span text:style-name="T3">ą</text:span><text:span text:style-name="T6"> kawalerii w Koronie, wojewod</text:span><text:span text:style-name="T3">ą</text:span><text:span text:style-name="T6"> ruskim panem Jab</text:span><text:span text:style-name="T3">ł</text:span><text:span text:style-name="T6">onowskim. <text:s/>Zwykle popisy nowych chor</text:span><text:span text:style-name="T3">ą</text:span><text:span text:style-name="T6">gwi powinny odbywa</text:span><text:span text:style-name="T3">ć</text:span><text:span text:style-name="T6"> si</text:span><text:span text:style-name="T3">ę</text:span><text:span text:style-name="T6"> przed pisarzem koronnym, lecz pe</text:span><text:span text:style-name="T3">ł</text:span><text:span text:style-name="T6">ni</text:span><text:span text:style-name="T3">ą</text:span><text:span text:style-name="T6">cy t</text:span><text:span text:style-name="T3">ę</text:span><text:span text:style-name="T6"> funkcj</text:span><text:span text:style-name="T3">ę</text:span><text:span text:style-name="T6"> pan Stefan Czarnecki nie pali</text:span><text:span text:style-name="T3">ł</text:span><text:span text:style-name="T6"> si</text:span><text:span text:style-name="T3">ę</text:span><text:span text:style-name="T6"> do wjazdu w prywatne w</text:span><text:span text:style-name="T3">ł</text:span><text:span text:style-name="T6">o</text:span><text:span text:style-name="T3">ś</text:span><text:span text:style-name="T6">ci hetmana Sobieskiego, kt</text:span><text:span text:style-name="T3">ó</text:span><text:span text:style-name="T6">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5">- Będziecie strzelać, chłopcy?</text:p>
      <text:p text:style-name="P8">Jeden z klęczących za dziwną bronią żołnierzy odpowiedział:</text:p>
      <text:p text:style-name="P15">- pan Kasztelan kazał!</text:p>
      <text:p text:style-name="P8">A drugi dodał:</text:p>
      <text:p text:style-name="P15">- niech żyje pan Kasztelan!</text:p>
      <text:p text:style-name="P8">Wódz naczelny pokiwał smutno głową. Już wiedział, że jego planów naprawy Rzeczypospolitej nie da się zrealizować bez rozlewu krwi bratniej...</text:p>
      <text:p text:style-name="P8"/>
      <text:list xml:id="list41744745" text:continue-numbering="true" text:style-name="Outline">
        <text:list-item>
          <text:h text:style-name="P30" text:outline-level="1"/>
        </text:list-item>
      </text:list>
      <text:p text:style-name="P5">„Ilustrissime, dziwne a smutne rzeczy tutaj dziej<text:span text:style-name="T3">ą</text:span><text:span text:style-name="T6"> si</text:span><text:span text:style-name="T3">ę</text:span><text:span text:style-name="T6"> na tej elekcji. Wiele ju</text:span><text:span text:style-name="T3">ż</text:span><text:span text:style-name="T6"> czasu s</text:span><text:span text:style-name="T3">ł</text:span><text:span text:style-name="T6">u</text:span><text:span text:style-name="T3">żę</text:span><text:span text:style-name="T6"> tej Rzeczypospolitej, a przede wszystkiem ojczy</text:span><text:span text:style-name="T3">ź</text:span><text:span text:style-name="T6">nie naszej, </text:span><text:span text:style-name="T3">ś</text:span><text:span text:style-name="T6">wi</text:span><text:span text:style-name="T3">ę</text:span><text:span text:style-name="T6">tej Litwie, lecz takie termina polityczne niezwyk</text:span><text:span text:style-name="T3">ł</text:span><text:span text:style-name="T6">em widzie</text:span><text:span text:style-name="T3">ć</text:span><text:span text:style-name="T6">. Puszczaj</text:span><text:span text:style-name="T3">ą</text:span><text:span text:style-name="T6"> nas Litwin</text:span><text:span text:style-name="T3">ó</text:span><text:span text:style-name="T6">w na Wol</text:span><text:span text:style-name="T3">ę</text:span><text:span text:style-name="T6">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8">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8">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8">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8">No cóż, czas zakończyć te dywagacje i wkroczyć na elekcję.</text:p>
      <text:p text:style-name="P15"/>
      <text:p text:style-name="P13">* * *</text:p>
      <text:p text:style-name="P19"/>
      <text:p text:style-name="P8">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8">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8">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7">„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8">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8">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8">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19"/>
      <text:p text:style-name="P13">* * *</text:p>
      <text:p text:style-name="P19"/>
      <text:p text:style-name="P8">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4">„Jakże to, senatorów bijać mamy?”</text:p>
      <text:p text:style-name="P14">„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4">„Krew się poleje!”</text:p>
      <text:p text:style-name="P14">„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7">Odpowiedź Ostrowskiego była jednoznaczna, mimo że przyszła mu z trudem.</text:p>
      <text:p text:style-name="P7"/>
      <text:p text:style-name="P13">* * *</text:p>
      <text:p text:style-name="P15"/>
      <text:p text:style-name="P8">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8">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19"/>
      <text:p text:style-name="P13">* * *</text:p>
      <text:p text:style-name="P15"/>
      <text:p text:style-name="Text_20_body">Towarzysz pancerny Wyczha przyprowadzi<text:span text:style-name="T3">ł</text:span><text:span text:style-name="T6"> z</text:span><text:span text:style-name="T3">biega, z wyglądu zwykłego litewskiego szlachciurę, do swego dowódcy.</text:span></text:p>
      <text:p text:style-name="P15">„Mości poruczniku, otośmy tego szlachcia złapali, jak przez Wisłę się przeprawił i najwyraźniej po kryjomu na Litwę zmierzał.”</text:p>
      <text:p text:style-name="P15">Starczyński spojrzał na z<text:span text:style-name="T3">ł</text:span>apanego. Poznał hetmana litewskiego, Micha<text:span text:style-name="T3">ł</text:span>a Kazimierza Paca, wszak widział go pod Chocimiem ostatnio. Nic po sobie nie pokazał, jeno do towarzyszy powiedział: </text:p>
      <text:p text:style-name="P15">„A co to nam do tego, że jakiś szlachcic przez Wisłę się przeprawia? Wola jego.”</text:p>
      <text:p text:style-name="P15">Wyczha nie dawał za wygraną: „Jaśnie pan hetman baczenie dawać kazał...”</text:p>
      <text:p text:style-name="P15">„To dajemy baczenie, zobaczyliśmy owego jegomościa, a teraz nic nam do niego. Puścić!”</text:p>
      <text:p text:style-name="P15">Wyczha wrócił do swoich pocztowych, trzymających zbiega: „Jazda, wasze, uchodźcie do Pińska, czy do Diabła, jaka tam Wasza wola.” </text:p>
      <text:p text:style-name="P15"/>
      <text:p text:style-name="P13">*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7">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4">„Napijmy się zatem, mości poruczniku, za to spotkanie, w jakże trudnych czasach”, rzekł pan Starczyński.</text:p>
      <text:p text:style-name="P14">„Napijmy się, mości poruczniku”, odpowiedział pan Ostrowski, „aby ta elekcja lepsze czasy przyniosła”.</text:p>
      <text:p text:style-name="P14">„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4">„No ale jakże to, liberum veto na sejmie elekcyjnym, jakiegoś króla przecie wybrać trzeba”, zdziwił się pan Ostrowski, „a to już ponad miesiąc dyskutują, nie bardzo wiem o czym”.</text:p>
      <text:p text:style-name="P14">„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4">Starszy z poruczników przerwał i zadumał się nad zawiłościami polityki, która Sobieskiego raz obrońcą, raz gwałcicielem praw czyniła.</text:p>
      <text:p text:style-name="P14">„Opowiedzże waść, jak to z tą konfederacją?”, kontynuowa<text:span text:style-name="T3">ł</text:span> Ostrowski.</text:p>
      <text:p text:style-name="P14">„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4">„Bo przecież i Koroniarze i Litwini tam byli?”</text:p>
      <text:p text:style-name="P14">„Tak niby, ale wszyscy wiedzą, że pan hetman Radziwiłł pana hetmana Sobieskiego stronnik. Pan kanclerz litewski Pac był przeciwny konfederacji, ale go nie pytano.”</text:p>
      <text:p text:style-name="P14">„A Pan hetman wielki litewski?”</text:p>
      <text:p text:style-name="P14">„Tego... nie było chyba... ale pewnie też by nie pochwalił konfederacji...” Tu przerwał pan Starczyński i napił się miodu. „To przednia sprawa, że takie miody tu mają, o i wino też! Nie masz wina nad węgrzyna!”</text:p>
      <text:p text:style-name="P14">„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7">salvator</text:span>, i na pohybel Turkom i magnatom!”</text:p>
      <text:p text:style-name="P14">„Turkom na pohybel!”, odpowiedzieli zgodnie przyjaciele.</text:p>
      <text:p text:style-name="P14">„No ale powiadaj, wasze, co dalej z tą konfederacją?” dopytywał się Ostrowski, gdy gruby szlachcic poszedł agitować do innych stolików. </text:p>
      <text:p text:style-name="P14"><text:soft-page-break/>„Sejm ma być skonfederowany od jutra, potem ma się dokonać elekcji, a potem ustalić <text:span text:style-name="T17">pacta conventa</text:span>. Ma to uspokoić szlachtę i wykluczyć podejrzenie wyboru króla przez wąskie grono senatorów.”</text:p>
      <text:p text:style-name="P14">„To właśnie jest przecież elekcja <text:span text:style-name="T17">viritim</text:span>, że nie sami senatorowie króla wybierają. Chwalić Boga należy, że na to się zdecydowano.”</text:p>
      <text:p text:style-name="P14">„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4">Do pana Ostrowskiego dopiero teraz groźba dotarła: „Zerwać sejm? Zerwać unię? Toż to jest dopiero uzurpacja, jak może kanclerz Pac stawiać się ponad prawem i wolą reszty senatorów? I to mi waszmość jako obronę wolności pokazujecie?”</text:p>
      <text:p text:style-name="P14">„Ja z Pacami nie sympatyzuję, lecz to, co tutaj na elekcji się odbywa, na wolnościach naszych się skrupi. Uwierz mi waszmość, nasz hetman też czystych zamiarów wobec tradycji Rzeczypospolitej nie ma. Jeszcze popamiętamy tę rozmowę.”</text:p>
      <text:p text:style-name="P7"/>
      <text:p text:style-name="P7">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7"/>
      <text:p text:style-name="P7">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4">Sobieski swoim zwyczajem milczał, zaś porywczy Rusin Jabłonowski teraz dopiero odzyskał głos: „Sądem nam tu grozicie? I tak my nad wami tu sąd zrobić możemy, i to teraz!”</text:p>
      <text:p text:style-name="P14">„Bacz do kogo mówisz, wojewodo!” zerwał się Maciej Gosiewski, generał artylerii litewskiej, „jak śmiesz przerywać kanclerzowi wielkiemu!”</text:p>
      <text:p text:style-name="P14">Już się brali do szabel, gdy biskup Trzebicki wpadł między nich, „Pax, pax!” wołając, „świętokradztwo, w niedzielę i w tym miejscu burdy wszczynać, pax powiadam. O zgodzie radźmy, nie o sądach!”</text:p>
      <text:p text:style-name="P14">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7">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4">„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1">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7">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7">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19"><text:soft-page-break/></text:p>
      <text:p text:style-name="P13">* * *</text:p>
      <text:p text:style-name="P19"/>
      <text:p text:style-name="P7">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7"/>
      <text:p text:style-name="P7">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7">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Dialog"><text:soft-page-break/><text:span text:style-name="T3">„Co to za tumult? Bijatyka?”, zaczął pytać dowódca dragonów Sobieskiego, potem ujrzał trupy rozciągnięte na piasku, „Mord na polu elekcji?”</text:span></text:p>
      <text:p text:style-name="Dialog"><text:span text:style-name="T3">„Ci oto żołnierze nas pałaszami traktowali...”, rzekł jeden ze szlachty.</text:span></text:p>
      <text:p text:style-name="Dialog"><text:span text:style-name="T3">Wiśniowiecki zamierzał milczeć dumnie, lecz nie wytrzymał: „Ta hołota nas napadła...”</text:span></text:p>
      <text:p text:style-name="Dialog"><text:span text:style-name="T3">„Hołota? Jaka? Ja widzę, że to wyście tych szlachciców żelazem potraktowali. Kto wy?”</text:span></text:p>
      <text:p text:style-name="Dialog"><text:span text:style-name="T3">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span></text:p>
      <text:p text:style-name="Dialog"><text:span text:style-name="T3">„Jam jest pułkownik Romain w służbie marszałka wielkiego koronnego jegomości. Mam rozkaz jaśnie pana marszałkowski tumulty tutaj karać. Za wszczęcie tumultu kładę areszt na waszeci.”</text:span></text:p>
      <text:p text:style-name="Dialog"><text:span text:style-name="T3">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span></text:p>
      <text:p text:style-name="P19"/>
      <text:p text:style-name="P13">* * *</text:p>
      <text:p text:style-name="P19"/>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14">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Text_20_body"><text:span text:style-name="T3">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span></text:p>
      <text:p text:style-name="Text_20_body"><text:span text:style-name="T3">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span></text:p>
      <text:p text:style-name="Text_20_body"><text:span text:style-name="T3">„Mikołaj Pac rzekł: infułę sobie kupię</text:span><text:span text:style-name="T3">,</text:span></text:p>
      <text:p text:style-name="Text_20_body"><text:soft-page-break/><text:span text:style-name="T3">to mi wszyscy czapkować będą: cny biskupie,</text:span></text:p>
      <text:p text:style-name="Text_20_body"><text:span text:style-name="T3">I zbuduję w Wilnie pałac. Z tym pałacem</text:span></text:p>
      <text:p text:style-name="Text_20_body"><text:span text:style-name="T3">stanę się prawdziwym Pacem</text:span></text:p>
      <text:p text:style-name="Text_20_body"><text:span text:style-name="T3">i wart będę brata kanclerza,</text:span></text:p>
      <text:p text:style-name="Text_20_body"><text:span text:style-name="T3">co Rzeczpospolitą sprzeniewierza,</text:span></text:p>
      <text:p text:style-name="Text_20_body"><text:span text:style-name="T3">i brata hetmana, co się modli od rana,</text:span></text:p>
      <text:p text:style-name="Text_20_body"><text:span text:style-name="T3">a dla wielkiej chwały Litwy,</text:span></text:p>
      <text:p text:style-name="Text_20_body"><text:span text:style-name="T3">uciekł od z Turkami bitwy...”</text:span></text:p>
      <text:p text:style-name="P7">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7">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7"><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7">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14">Ecce salvator </text:span><text:span text:style-name="T3">(oto zbawca)</text:span><text:span text:style-name="T14">. </text:span><text:span text:style-name="T3">Dostrzeżono w podniebnym tańcu dwa orły – białego i czarnego, a jeszcze inni dodawali, iż w ich szponach <text:s/>ich tkwiły gałązki wawrzynu, który sypał się na ziemię z wysokości.</text:span></text:p>
      <text:p text:style-name="P7"><text:span text:style-name="T3">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span></text:p>
      <text:p text:style-name="P7"><text:span text:style-name="T3">Spośród chorągwi podniósł się okrzyk: „Ty nam króluj, rządź i sądź!”</text:span></text:p>
      <text:p text:style-name="P7"><text:span text:style-name="T3">Sobieski odpowiedział: „Ja na wojnę ruszać mam.”</text:span></text:p>
      <text:p text:style-name="P7"><text:span text:style-name="T3">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span></text:p>
      <text:p text:style-name="P7">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7">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19"/>
      <text:p text:style-name="P13"><text:soft-page-break/>* * *</text:p>
      <text:p text:style-name="P19"/>
      <text:p text:style-name="P8"><text:span text:style-name="T3">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span></text:p>
      <text:p text:style-name="P27"><text:span text:style-name="T3">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span></text:p>
      <text:p text:style-name="P4"><text:span text:style-name="T3">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span></text:p>
      <text:p text:style-name="P4"><text:span text:style-name="T3">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span></text:p>
      <text:p text:style-name="P4"><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4"><text:span text:style-name="T3">Teraz wystąpił biskup Olszowski, wzywając szlachtę „niech uczyni Królem naszym Hetmana Wielkiego Koronnego i jego syna </text:span><text:span text:style-name="T13">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0" text:note-class="endnote"><text:note-citation>2</text:note-citation><text:note-body><text:p text:style-name="P21">Przez aklamację wybrano hetmana wielkiego na króla, przez aklamację również zaakceptowano wybór jego syna <text:span text:style-name="T16">vivente rege</text:span>. Był to fakt nadzwyczajny, dla którego jednak był i precedens - koronacja Zygmunta Augusta na kr<text:span text:style-name="T3">ó</text:span><text:span text:style-name="T6">la za </text:span><text:span text:style-name="T3">ż</text:span><text:span text:style-name="T6">ycia jego ojca, Zygmunta Starego.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4"><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14">Te Deum</text:span><text:span text:style-name="T3">.</text:span></text:p>
      <text:p text:style-name="P13">* * *</text:p>
      <text:p text:style-name="P19"/>
      <text:p text:style-name="Dialog"><text:span text:style-name="T3">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span></text:p>
      <text:p text:style-name="Dialog"><text:span text:style-name="T3">„Wolałbyś Waćpan Lotaryńczyka na tronie, albo i samego Habsburga? Rzeczpostolitą jako jeszcze jedną imperium prowincję?”, odparł Ostrowski. </text:span></text:p>
      <text:p text:style-name="Dialog"><text:span text:style-name="T3">„Biada temu krajowi, że tylko między wewnętrznym a zagranicznym tyranem ma wybór,” narzekał pan Starczyński.</text:span></text:p>
      <text:p text:style-name="Dialog"><text:span text:style-name="T3">„Jedno dobre, że oddzielenia Litwy uniknęliśmy, bo pono to Pacowie knuli”, pocieszał przyjaciela Ostrowski.</text:span></text:p>
      <text:p text:style-name="Dialog"><text:span text:style-name="T3">„Tego nie wiesz Waćpan, bo wielu senatorów Litewski, a i hetman wielki pan Pac, na Litwę uszło i teraz tam działać będą. Biada nam, biada!”</text:span></text:p>
      <text:p text:style-name="Dialog"><text:span text:style-name="T3"/></text:p>
      <text:p text:style-name="Dialog"><text:span text:style-name="T3">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span></text:p>
      <text:p text:style-name="Dialog"><text:span text:style-name="T3"/></text:p>
      <text:list xml:id="list41727772" text:continue-numbering="true" text:style-name="Outline">
        <text:list-item>
          <text:h text:style-name="Heading_20_2" text:outline-level="1"><text:soft-page-break/><text:span text:style-name="T3"/></text:h>
        </text:list-item>
      </text:list>
      <text:p text:style-name="Text_20_body"><text:span text:style-name="T3">Tekst rozdziału</text:span></text:p>
      <text:p text:style-name="Text_20_body"><text:span text:style-name="T3">Pacta Conventa?</text:span></text:p>
      <text:p text:style-name="Text_20_body"><text:span text:style-name="T3">Trybunal?</text:span></text:p>
      <text:p text:style-name="Text_20_body"><text:span text:style-name="T3"/></text:p>
      <text:p text:style-name="Dialog"><text:span text:style-name="T3"/></text:p>
      <text:p text:style-name="Dialog"><text:span text:style-name="T3"/></text:p>
      <text:p text:style-name="Dialog"><text:span text:style-name="T3"/></text:p>
      <text:p text:style-name="Dialog"><text:span text:style-name="T3"/></text:p>
      <text:p text:style-name="Dialog"><text:span text:style-name="T3"><text:s/></text:span></text:p>
      <text:p text:style-name="P27"><text:span text:style-name="T3"/></text:p>
      <text:p text:style-name="P27"><text:span text:style-name="T3">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span></text:p>
      <text:p text:style-name="P27"><text:span text:style-name="T3"/></text:p>
      <text:p text:style-name="P27"><text:span text:style-name="T3">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574</meta:editing-cycles>
    <meta:creation-date>2014-08-22T08:05:00</meta:creation-date>
    <dc:date>2015-10-27T21:56:49.31</dc:date>
    <meta:editing-duration>P52DT4H9M25S</meta:editing-duration>
    <meta:generator>OpenOffice/4.1.1$Win32 OpenOffice.org_project/411m6$Build-9775</meta:generator>
    <dc:creator>Mikolaj Trzeciecki</dc:creator>
    <meta:document-statistic meta:table-count="0" meta:image-count="0" meta:object-count="0" meta:page-count="57" meta:paragraph-count="561" meta:word-count="26109" meta:character-count="17736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